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24"/>
    <style:style style:name="ce4" style:family="table-cell" style:parent-style-name="Default" style:data-style-name="N124">
      <style:text-properties fo:font-weight="bold" style:font-weight-asian="bold" style:font-weight-complex="bold"/>
    </style:style>
    <style:style style:name="ce5" style:family="table-cell" style:parent-style-name="Default" style:data-style-name="N125"/>
    <style:style style:name="ce6" style:family="table-cell" style:parent-style-name="Default" style:data-style-name="N125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normal" style:font-weight-asian="normal" style:font-weight-complex="normal"/>
    </style:style>
    <style:style style:name="ce10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potted kebbit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ce1"/>
        <table:table-column table:style-name="co1" table:default-cell-style-name="ce7"/>
        <table:table-column table:style-name="co1" table:number-columns-repeated="2" table:default-cell-style-name="ce10"/>
        <table:table-column table:style-name="co1" table:number-columns-repeated="9" table:default-cell-style-name="ce7"/>
        <table:table-row table:style-name="ro1">
          <table:table-cell table:style-name="ce1" office:value-type="string" calcext:value-type="string">
            <text:p>base fur</text:p>
          </table:table-cell>
          <table:table-cell table:style-name="ce1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IN([.A4:.A20])" office:value-type="float" office:value="21" calcext:value-type="float">
            <text:p>21</text:p>
          </table:table-cell>
          <table:table-cell table:style-name="ce1" table:formula="of:=MIN([.B4:.B20])" office:value-type="float" office:value="17" calcext:value-type="float">
            <text:p>17</text:p>
          </table:table-cell>
          <table:table-cell table:style-name="ce1" table:formula="of:=MIN([.C4:.C20])" office:value-type="float" office:value="17" calcext:value-type="float">
            <text:p>17</text:p>
          </table:table-cell>
          <table:table-cell table:formula="of:=MIN([.D4:.D20])" office:value-type="float" office:value="0" calcext:value-type="float">
            <text:p>0.0</text:p>
          </table:table-cell>
          <table:table-cell table:formula="of:=MIN([.E4:.E20])" office:value-type="float" office:value="0.105263157894737" calcext:value-type="float">
            <text:p>0.1053</text:p>
          </table:table-cell>
          <table:table-cell table:formula="of:=MIN([.F4:.F20])" office:value-type="float" office:value="0.0745098039215686" calcext:value-type="float">
            <text:p>0.0745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4:.A20])" office:value-type="float" office:value="138" calcext:value-type="float">
            <text:p>138</text:p>
          </table:table-cell>
          <table:table-cell table:style-name="ce1" table:formula="of:=MAX([.B4:.B20])" office:value-type="float" office:value="111" calcext:value-type="float">
            <text:p>111</text:p>
          </table:table-cell>
          <table:table-cell table:style-name="ce1" table:formula="of:=MAX([.C4:.C20])" office:value-type="float" office:value="78" calcext:value-type="float">
            <text:p>78</text:p>
          </table:table-cell>
          <table:table-cell table:formula="of:=MAX([.D4:.D20])" office:value-type="float" office:value="34.6153846153846" calcext:value-type="float">
            <text:p>34.6</text:p>
          </table:table-cell>
          <table:table-cell table:formula="of:=MAX([.E4:.E20])" office:value-type="float" office:value="0.377049180327869" calcext:value-type="float">
            <text:p>0.3770</text:p>
          </table:table-cell>
          <table:table-cell table:formula="of:=MAX([.F4:.F20])" office:value-type="float" office:value="0.423529411764706" calcext:value-type="float">
            <text:p>0.4235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formula="of:=[.H5]" office:value-type="float" office:value="33.75" calcext:value-type="float">
            <text:p>33.8</text:p>
          </table:table-cell>
          <table:table-cell table:formula="of:=[.I5]" office:value-type="float" office:value="0.285714285714286" calcext:value-type="float">
            <text:p>0.2857</text:p>
          </table:table-cell>
          <table:table-cell table:formula="of:=[.J5]" office:value-type="float" office:value="0.219607843137255" calcext:value-type="float">
            <text:p>0.2196</text:p>
          </table:table-cell>
          <table:table-cell/>
          <table:table-cell table:formula="of:=IF(AND([.A5]&gt;=[.B5];[.A5]&gt;=[.C5]);[.Q5];IF([.B5]&gt;=[.C5];[.R5];[.S5]))" office:value-type="float" office:value="33.75" calcext:value-type="float">
            <text:p>33.75</text:p>
          </table:table-cell>
          <table:table-cell table:formula="of:=IF([.M5]=0;0;([.M5]/(1-ABS(2*[.J5]-1))))" office:value-type="float" office:value="0.285714285714286" calcext:value-type="float">
            <text:p>0.286</text:p>
          </table:table-cell>
          <table:table-cell table:formula="of:=([.K5]+[.L5])/2" office:value-type="float" office:value="0.219607843137255" calcext:value-type="float">
            <text:p>0.220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56862745098039" calcext:value-type="float">
            <text:p>0.156862745098039</text:p>
          </table:table-cell>
          <table:table-cell table:formula="of:=[.K5]-[.L5]" office:value-type="float" office:value="0.125490196078431" calcext:value-type="float">
            <text:p>0.125490196078431</text:p>
          </table:table-cell>
          <table:table-cell table:formula="of:=[.A5]/255" office:value-type="float" office:value="0.282352941176471" calcext:value-type="float">
            <text:p>0.282352941176471</text:p>
          </table:table-cell>
          <table:table-cell table:formula="of:=[.B5]/255" office:value-type="float" office:value="0.227450980392157" calcext:value-type="float">
            <text:p>0.227450980392157</text:p>
          </table:table-cell>
          <table:table-cell table:formula="of:=[.C5]/255" office:value-type="float" office:value="0.156862745098039" calcext:value-type="float">
            <text:p>0.156862745098039</text:p>
          </table:table-cell>
          <table:table-cell table:formula="of:=60*(MOD(([.O5]-[.P5])/[.M5];6))" office:value-type="float" office:value="33.75" calcext:value-type="float">
            <text:p>33.75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6.25" calcext:value-type="float">
            <text:p>266.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formula="of:=[.H6]" office:value-type="float" office:value="33.1914893617021" calcext:value-type="float">
            <text:p>33.2</text:p>
          </table:table-cell>
          <table:table-cell table:formula="of:=[.I6]" office:value-type="float" office:value="0.281437125748503" calcext:value-type="float">
            <text:p>0.2814</text:p>
          </table:table-cell>
          <table:table-cell table:formula="of:=[.J6]" office:value-type="float" office:value="0.327450980392157" calcext:value-type="float">
            <text:p>0.3275</text:p>
          </table:table-cell>
          <table:table-cell/>
          <table:table-cell table:formula="of:=IF(AND([.A6]&gt;=[.B6];[.A6]&gt;=[.C6]);[.Q6];IF([.B6]&gt;=[.C6];[.R6];[.S6]))" office:value-type="float" office:value="33.1914893617021" calcext:value-type="float">
            <text:p>33.1914893617021</text:p>
          </table:table-cell>
          <table:table-cell table:formula="of:=IF([.M6]=0;0;([.M6]/(1-ABS(2*[.J6]-1))))" office:value-type="float" office:value="0.281437125748503" calcext:value-type="float">
            <text:p>0.281</text:p>
          </table:table-cell>
          <table:table-cell table:formula="of:=([.K6]+[.L6])/2" office:value-type="float" office:value="0.327450980392157" calcext:value-type="float">
            <text:p>0.327</text:p>
          </table:table-cell>
          <table:table-cell table:formula="of:=MAX([.N6:.P6])" office:value-type="float" office:value="0.419607843137255" calcext:value-type="float">
            <text:p>0.419607843137255</text:p>
          </table:table-cell>
          <table:table-cell table:formula="of:=MIN([.N6:.P6])" office:value-type="float" office:value="0.235294117647059" calcext:value-type="float">
            <text:p>0.235294117647059</text:p>
          </table:table-cell>
          <table:table-cell table:formula="of:=[.K6]-[.L6]" office:value-type="float" office:value="0.184313725490196" calcext:value-type="float">
            <text:p>0.184313725490196</text:p>
          </table:table-cell>
          <table:table-cell table:formula="of:=[.A6]/255" office:value-type="float" office:value="0.419607843137255" calcext:value-type="float">
            <text:p>0.419607843137255</text:p>
          </table:table-cell>
          <table:table-cell table:formula="of:=[.B6]/255" office:value-type="float" office:value="0.337254901960784" calcext:value-type="float">
            <text:p>0.337254901960784</text:p>
          </table:table-cell>
          <table:table-cell table:formula="of:=[.C6]/255" office:value-type="float" office:value="0.235294117647059" calcext:value-type="float">
            <text:p>0.235294117647059</text:p>
          </table:table-cell>
          <table:table-cell table:formula="of:=60*(MOD(([.O6]-[.P6])/[.M6];6))" office:value-type="float" office:value="33.1914893617021" calcext:value-type="float">
            <text:p>33.1914893617021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66.808510638298" calcext:value-type="float">
            <text:p>266.8085106382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formula="of:=[.H7]" office:value-type="float" office:value="34.6153846153846" calcext:value-type="float">
            <text:p>34.6</text:p>
          </table:table-cell>
          <table:table-cell table:formula="of:=[.I7]" office:value-type="float" office:value="0.30952380952381" calcext:value-type="float">
            <text:p>0.3095</text:p>
          </table:table-cell>
          <table:table-cell table:formula="of:=[.J7]" office:value-type="float" office:value="0.164705882352941" calcext:value-type="float">
            <text:p>0.1647</text:p>
          </table:table-cell>
          <table:table-cell/>
          <table:table-cell table:formula="of:=IF(AND([.A7]&gt;=[.B7];[.A7]&gt;=[.C7]);[.Q7];IF([.B7]&gt;=[.C7];[.R7];[.S7]))" office:value-type="float" office:value="34.6153846153846" calcext:value-type="float">
            <text:p>34.6153846153846</text:p>
          </table:table-cell>
          <table:table-cell table:formula="of:=IF([.M7]=0;0;([.M7]/(1-ABS(2*[.J7]-1))))" office:value-type="float" office:value="0.30952380952381" calcext:value-type="float">
            <text:p>0.310</text:p>
          </table:table-cell>
          <table:table-cell table:formula="of:=([.K7]+[.L7])/2" office:value-type="float" office:value="0.164705882352941" calcext:value-type="float">
            <text:p>0.165</text:p>
          </table:table-cell>
          <table:table-cell table:formula="of:=MAX([.N7:.P7])" office:value-type="float" office:value="0.215686274509804" calcext:value-type="float">
            <text:p>0.215686274509804</text:p>
          </table:table-cell>
          <table:table-cell table:formula="of:=MIN([.N7:.P7])" office:value-type="float" office:value="0.113725490196078" calcext:value-type="float">
            <text:p>0.113725490196078</text:p>
          </table:table-cell>
          <table:table-cell table:formula="of:=[.K7]-[.L7]" office:value-type="float" office:value="0.101960784313726" calcext:value-type="float">
            <text:p>0.101960784313726</text:p>
          </table:table-cell>
          <table:table-cell table:formula="of:=[.A7]/255" office:value-type="float" office:value="0.215686274509804" calcext:value-type="float">
            <text:p>0.215686274509804</text:p>
          </table:table-cell>
          <table:table-cell table:formula="of:=[.B7]/255" office:value-type="float" office:value="0.172549019607843" calcext:value-type="float">
            <text:p>0.172549019607843</text:p>
          </table:table-cell>
          <table:table-cell table:formula="of:=[.C7]/255" office:value-type="float" office:value="0.113725490196078" calcext:value-type="float">
            <text:p>0.113725490196078</text:p>
          </table:table-cell>
          <table:table-cell table:formula="of:=60*(MOD(([.O7]-[.P7])/[.M7];6))" office:value-type="float" office:value="34.6153846153846" calcext:value-type="float">
            <text:p>34.6153846153846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65.384615384615" calcext:value-type="float">
            <text:p>265.3846153846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table:formula="of:=[.H8]" office:value-type="float" office:value="33" calcext:value-type="float">
            <text:p>33.0</text:p>
          </table:table-cell>
          <table:table-cell table:formula="of:=[.I8]" office:value-type="float" office:value="0.277777777777778" calcext:value-type="float">
            <text:p>0.2778</text:p>
          </table:table-cell>
          <table:table-cell table:formula="of:=[.J8]" office:value-type="float" office:value="0.423529411764706" calcext:value-type="float">
            <text:p>0.4235</text:p>
          </table:table-cell>
          <table:table-cell/>
          <table:table-cell table:formula="of:=IF(AND([.A8]&gt;=[.B8];[.A8]&gt;=[.C8]);[.Q8];IF([.B8]&gt;=[.C8];[.R8];[.S8]))" office:value-type="float" office:value="33" calcext:value-type="float">
            <text:p>33</text:p>
          </table:table-cell>
          <table:table-cell table:formula="of:=IF([.M8]=0;0;([.M8]/(1-ABS(2*[.J8]-1))))" office:value-type="float" office:value="0.277777777777778" calcext:value-type="float">
            <text:p>0.278</text:p>
          </table:table-cell>
          <table:table-cell table:formula="of:=([.K8]+[.L8])/2" office:value-type="float" office:value="0.423529411764706" calcext:value-type="float">
            <text:p>0.424</text:p>
          </table:table-cell>
          <table:table-cell table:formula="of:=MAX([.N8:.P8])" office:value-type="float" office:value="0.541176470588235" calcext:value-type="float">
            <text:p>0.541176470588235</text:p>
          </table:table-cell>
          <table:table-cell table:formula="of:=MIN([.N8:.P8])" office:value-type="float" office:value="0.305882352941176" calcext:value-type="float">
            <text:p>0.305882352941176</text:p>
          </table:table-cell>
          <table:table-cell table:formula="of:=[.K8]-[.L8]" office:value-type="float" office:value="0.235294117647059" calcext:value-type="float">
            <text:p>0.235294117647059</text:p>
          </table:table-cell>
          <table:table-cell table:formula="of:=[.A8]/255" office:value-type="float" office:value="0.541176470588235" calcext:value-type="float">
            <text:p>0.541176470588235</text:p>
          </table:table-cell>
          <table:table-cell table:formula="of:=[.B8]/255" office:value-type="float" office:value="0.435294117647059" calcext:value-type="float">
            <text:p>0.435294117647059</text:p>
          </table:table-cell>
          <table:table-cell table:formula="of:=[.C8]/255" office:value-type="float" office:value="0.305882352941176" calcext:value-type="float">
            <text:p>0.305882352941176</text:p>
          </table:table-cell>
          <table:table-cell table:formula="of:=60*(MOD(([.O8]-[.P8])/[.M8];6))" office:value-type="float" office:value="33" calcext:value-type="float">
            <text:p>33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formula="of:=[.H9]" office:value-type="float" office:value="33.1578947368421" calcext:value-type="float">
            <text:p>33.2</text:p>
          </table:table-cell>
          <table:table-cell table:formula="of:=[.I9]" office:value-type="float" office:value="0.292307692307692" calcext:value-type="float">
            <text:p>0.2923</text:p>
          </table:table-cell>
          <table:table-cell table:formula="of:=[.J9]" office:value-type="float" office:value="0.254901960784314" calcext:value-type="float">
            <text:p>0.2549</text:p>
          </table:table-cell>
          <table:table-cell/>
          <table:table-cell table:formula="of:=IF(AND([.A9]&gt;=[.B9];[.A9]&gt;=[.C9]);[.Q9];IF([.B9]&gt;=[.C9];[.R9];[.S9]))" office:value-type="float" office:value="33.1578947368421" calcext:value-type="float">
            <text:p>33.1578947368421</text:p>
          </table:table-cell>
          <table:table-cell table:formula="of:=IF([.M9]=0;0;([.M9]/(1-ABS(2*[.J9]-1))))" office:value-type="float" office:value="0.292307692307692" calcext:value-type="float">
            <text:p>0.292</text:p>
          </table:table-cell>
          <table:table-cell table:formula="of:=([.K9]+[.L9])/2" office:value-type="float" office:value="0.254901960784314" calcext:value-type="float">
            <text:p>0.255</text:p>
          </table:table-cell>
          <table:table-cell table:formula="of:=MAX([.N9:.P9])" office:value-type="float" office:value="0.329411764705882" calcext:value-type="float">
            <text:p>0.329411764705882</text:p>
          </table:table-cell>
          <table:table-cell table:formula="of:=MIN([.N9:.P9])" office:value-type="float" office:value="0.180392156862745" calcext:value-type="float">
            <text:p>0.180392156862745</text:p>
          </table:table-cell>
          <table:table-cell table:formula="of:=[.K9]-[.L9]" office:value-type="float" office:value="0.149019607843137" calcext:value-type="float">
            <text:p>0.149019607843137</text:p>
          </table:table-cell>
          <table:table-cell table:formula="of:=[.A9]/255" office:value-type="float" office:value="0.329411764705882" calcext:value-type="float">
            <text:p>0.329411764705882</text:p>
          </table:table-cell>
          <table:table-cell table:formula="of:=[.B9]/255" office:value-type="float" office:value="0.262745098039216" calcext:value-type="float">
            <text:p>0.262745098039216</text:p>
          </table:table-cell>
          <table:table-cell table:formula="of:=[.C9]/255" office:value-type="float" office:value="0.180392156862745" calcext:value-type="float">
            <text:p>0.180392156862745</text:p>
          </table:table-cell>
          <table:table-cell table:formula="of:=60*(MOD(([.O9]-[.P9])/[.M9];6))" office:value-type="float" office:value="33.1578947368421" calcext:value-type="float">
            <text:p>33.1578947368421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66.842105263158" calcext:value-type="float">
            <text:p>266.8421052631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formula="of:=[.H10]" office:value-type="float" office:value="33.8461538461539" calcext:value-type="float">
            <text:p>33.8</text:p>
          </table:table-cell>
          <table:table-cell table:formula="of:=[.I10]" office:value-type="float" office:value="0.288888888888889" calcext:value-type="float">
            <text:p>0.2889</text:p>
          </table:table-cell>
          <table:table-cell table:formula="of:=[.J10]" office:value-type="float" office:value="0.264705882352941" calcext:value-type="float">
            <text:p>0.2647</text:p>
          </table:table-cell>
          <table:table-cell/>
          <table:table-cell table:formula="of:=IF(AND([.A10]&gt;=[.B10];[.A10]&gt;=[.C10]);[.Q10];IF([.B10]&gt;=[.C10];[.R10];[.S10]))" office:value-type="float" office:value="33.8461538461539" calcext:value-type="float">
            <text:p>33.8461538461539</text:p>
          </table:table-cell>
          <table:table-cell table:formula="of:=IF([.M10]=0;0;([.M10]/(1-ABS(2*[.J10]-1))))" office:value-type="float" office:value="0.288888888888889" calcext:value-type="float">
            <text:p>0.289</text:p>
          </table:table-cell>
          <table:table-cell table:formula="of:=([.K10]+[.L10])/2" office:value-type="float" office:value="0.264705882352941" calcext:value-type="float">
            <text:p>0.265</text:p>
          </table:table-cell>
          <table:table-cell table:formula="of:=MAX([.N10:.P10])" office:value-type="float" office:value="0.341176470588235" calcext:value-type="float">
            <text:p>0.341176470588235</text:p>
          </table:table-cell>
          <table:table-cell table:formula="of:=MIN([.N10:.P10])" office:value-type="float" office:value="0.188235294117647" calcext:value-type="float">
            <text:p>0.188235294117647</text:p>
          </table:table-cell>
          <table:table-cell table:formula="of:=[.K10]-[.L10]" office:value-type="float" office:value="0.152941176470588" calcext:value-type="float">
            <text:p>0.152941176470588</text:p>
          </table:table-cell>
          <table:table-cell table:formula="of:=[.A10]/255" office:value-type="float" office:value="0.341176470588235" calcext:value-type="float">
            <text:p>0.341176470588235</text:p>
          </table:table-cell>
          <table:table-cell table:formula="of:=[.B10]/255" office:value-type="float" office:value="0.274509803921569" calcext:value-type="float">
            <text:p>0.274509803921569</text:p>
          </table:table-cell>
          <table:table-cell table:formula="of:=[.C10]/255" office:value-type="float" office:value="0.188235294117647" calcext:value-type="float">
            <text:p>0.188235294117647</text:p>
          </table:table-cell>
          <table:table-cell table:formula="of:=60*(MOD(([.O10]-[.P10])/[.M10];6))" office:value-type="float" office:value="33.8461538461539" calcext:value-type="float">
            <text:p>33.8461538461539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66.153846153846" calcext:value-type="float">
            <text:p>266.1538461538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formula="of:=[.H11]" office:value-type="float" office:value="33.9130434782609" calcext:value-type="float">
            <text:p>33.9</text:p>
          </table:table-cell>
          <table:table-cell table:formula="of:=[.I11]" office:value-type="float" office:value="0.377049180327869" calcext:value-type="float">
            <text:p>0.3770</text:p>
          </table:table-cell>
          <table:table-cell table:formula="of:=[.J11]" office:value-type="float" office:value="0.23921568627451" calcext:value-type="float">
            <text:p>0.2392</text:p>
          </table:table-cell>
          <table:table-cell/>
          <table:table-cell table:formula="of:=IF(AND([.A11]&gt;=[.B11];[.A11]&gt;=[.C11]);[.Q11];IF([.B11]&gt;=[.C11];[.R11];[.S11]))" office:value-type="float" office:value="33.9130434782609" calcext:value-type="float">
            <text:p>33.9130434782609</text:p>
          </table:table-cell>
          <table:table-cell table:formula="of:=IF([.M11]=0;0;([.M11]/(1-ABS(2*[.J11]-1))))" office:value-type="float" office:value="0.377049180327869" calcext:value-type="float">
            <text:p>0.377</text:p>
          </table:table-cell>
          <table:table-cell table:formula="of:=([.K11]+[.L11])/2" office:value-type="float" office:value="0.23921568627451" calcext:value-type="float">
            <text:p>0.239</text:p>
          </table:table-cell>
          <table:table-cell table:formula="of:=MAX([.N11:.P11])" office:value-type="float" office:value="0.329411764705882" calcext:value-type="float">
            <text:p>0.329411764705882</text:p>
          </table:table-cell>
          <table:table-cell table:formula="of:=MIN([.N11:.P11])" office:value-type="float" office:value="0.149019607843137" calcext:value-type="float">
            <text:p>0.149019607843137</text:p>
          </table:table-cell>
          <table:table-cell table:formula="of:=[.K11]-[.L11]" office:value-type="float" office:value="0.180392156862745" calcext:value-type="float">
            <text:p>0.180392156862745</text:p>
          </table:table-cell>
          <table:table-cell table:formula="of:=[.A11]/255" office:value-type="float" office:value="0.329411764705882" calcext:value-type="float">
            <text:p>0.329411764705882</text:p>
          </table:table-cell>
          <table:table-cell table:formula="of:=[.B11]/255" office:value-type="float" office:value="0.250980392156863" calcext:value-type="float">
            <text:p>0.250980392156863</text:p>
          </table:table-cell>
          <table:table-cell table:formula="of:=[.C11]/255" office:value-type="float" office:value="0.149019607843137" calcext:value-type="float">
            <text:p>0.149019607843137</text:p>
          </table:table-cell>
          <table:table-cell table:formula="of:=60*(MOD(([.O11]-[.P11])/[.M11];6))" office:value-type="float" office:value="33.9130434782609" calcext:value-type="float">
            <text:p>33.9130434782609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266.086956521739" calcext:value-type="float">
            <text:p>266.086956521739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black spots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1" table:formula="of:=MIN([.A18:.A34])" office:value-type="float" office:value="21" calcext:value-type="float">
            <text:p>21</text:p>
          </table:table-cell>
          <table:table-cell table:style-name="ce1" table:formula="of:=MIN([.B18:.B34])" office:value-type="float" office:value="17" calcext:value-type="float">
            <text:p>17</text:p>
          </table:table-cell>
          <table:table-cell table:style-name="ce1" table:formula="of:=MIN([.C18:.C34])" office:value-type="float" office:value="17" calcext:value-type="float">
            <text:p>17</text:p>
          </table:table-cell>
          <table:table-cell table:formula="of:=MIN([.D18:.D34])" office:value-type="float" office:value="0" calcext:value-type="float">
            <text:p>0.0</text:p>
          </table:table-cell>
          <table:table-cell table:formula="of:=MIN([.E18:.E34])" office:value-type="float" office:value="0.105263157894737" calcext:value-type="float">
            <text:p>0.1053</text:p>
          </table:table-cell>
          <table:table-cell table:formula="of:=MIN([.F18:.F34])" office:value-type="float" office:value="0.0745098039215686" calcext:value-type="float">
            <text:p>0.0745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18:.A34])" office:value-type="float" office:value="21" calcext:value-type="float">
            <text:p>21</text:p>
          </table:table-cell>
          <table:table-cell table:style-name="ce1" table:formula="of:=MAX([.B18:.B34])" office:value-type="float" office:value="17" calcext:value-type="float">
            <text:p>17</text:p>
          </table:table-cell>
          <table:table-cell table:style-name="ce1" table:formula="of:=MAX([.C18:.C34])" office:value-type="float" office:value="17" calcext:value-type="float">
            <text:p>17</text:p>
          </table:table-cell>
          <table:table-cell table:formula="of:=MAX([.D18:.D34])" office:value-type="float" office:value="0" calcext:value-type="float">
            <text:p>0.0</text:p>
          </table:table-cell>
          <table:table-cell table:formula="of:=MAX([.E18:.E34])" office:value-type="float" office:value="0.105263157894737" calcext:value-type="float">
            <text:p>0.1053</text:p>
          </table:table-cell>
          <table:table-cell table:formula="of:=MAX([.F18:.F34])" office:value-type="float" office:value="0.0745098039215686" calcext:value-type="float">
            <text:p>0.0745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H19]" office:value-type="float" office:value="0" calcext:value-type="float">
            <text:p>0.0</text:p>
          </table:table-cell>
          <table:table-cell table:formula="of:=[.I19]" office:value-type="float" office:value="0.105263157894737" calcext:value-type="float">
            <text:p>0.1053</text:p>
          </table:table-cell>
          <table:table-cell table:formula="of:=[.J19]" office:value-type="float" office:value="0.0745098039215686" calcext:value-type="float">
            <text:p>0.0745</text:p>
          </table:table-cell>
          <table:table-cell/>
          <table:table-cell table:formula="of:=IF(AND([.A19]&gt;=[.B19];[.A19]&gt;=[.C19]);[.Q19];IF([.B19]&gt;=[.C19];[.R19];[.S19]))" office:value-type="float" office:value="0" calcext:value-type="float">
            <text:p>0</text:p>
          </table:table-cell>
          <table:table-cell table:formula="of:=IF([.M19]=0;0;([.M19]/(1-ABS(2*[.J19]-1))))" office:value-type="float" office:value="0.105263157894737" calcext:value-type="float">
            <text:p>0.105</text:p>
          </table:table-cell>
          <table:table-cell table:formula="of:=([.K19]+[.L19])/2" office:value-type="float" office:value="0.0745098039215686" calcext:value-type="float">
            <text:p>0.075</text:p>
          </table:table-cell>
          <table:table-cell table:formula="of:=MAX([.N19:.P19])" office:value-type="float" office:value="0.0823529411764706" calcext:value-type="float">
            <text:p>0.082352941176471</text:p>
          </table:table-cell>
          <table:table-cell table:formula="of:=MIN([.N19:.P19])" office:value-type="float" office:value="0.0666666666666667" calcext:value-type="float">
            <text:p>0.066666666666667</text:p>
          </table:table-cell>
          <table:table-cell table:formula="of:=[.K19]-[.L19]" office:value-type="float" office:value="0.0156862745098039" calcext:value-type="float">
            <text:p>0.015686274509804</text:p>
          </table:table-cell>
          <table:table-cell table:formula="of:=[.A19]/255" office:value-type="float" office:value="0.0823529411764706" calcext:value-type="float">
            <text:p>0.082352941176471</text:p>
          </table:table-cell>
          <table:table-cell table:formula="of:=[.B19]/255" office:value-type="float" office:value="0.0666666666666667" calcext:value-type="float">
            <text:p>0.066666666666667</text:p>
          </table:table-cell>
          <table:table-cell table:formula="of:=[.C19]/255" office:value-type="float" office:value="0.0666666666666667" calcext:value-type="float">
            <text:p>0.066666666666667</text:p>
          </table:table-cell>
          <table:table-cell table:formula="of:=60*(MOD(([.O19]-[.P19])/[.M19];6))" office:value-type="float" office:value="0" calcext:value-type="float">
            <text:p>0</text:p>
          </table:table-cell>
          <table:table-cell table:formula="of:=60*((([.P19]-[.N19])/[.M19])+2)" office:value-type="float" office:value="60" calcext:value-type="float">
            <text:p>60</text:p>
          </table:table-cell>
          <table:table-cell table:formula="of:=60*((([.N19]-[.O19])/[.M19])+4)" office:value-type="float" office:value="300" calcext:value-type="float">
            <text:p>300</text:p>
          </table:table-cell>
        </table:table-row>
      </table:table>
      <table:table table:name="dark kebbit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ce1"/>
        <table:table-column table:style-name="co1" table:default-cell-style-name="ce7"/>
        <table:table-column table:style-name="co1" table:number-columns-repeated="2" table:default-cell-style-name="ce10"/>
        <table:table-column table:style-name="co1" table:number-columns-repeated="9" table:default-cell-style-name="ce7"/>
        <table:table-row table:style-name="ro1">
          <table:table-cell table:style-name="ce1" table:formula="of:=MIN([.A3:.A19])" office:value-type="float" office:value="21" calcext:value-type="float">
            <text:p>21</text:p>
          </table:table-cell>
          <table:table-cell table:style-name="ce1" table:formula="of:=MIN([.B3:.B19])" office:value-type="float" office:value="17" calcext:value-type="float">
            <text:p>17</text:p>
          </table:table-cell>
          <table:table-cell table:style-name="ce1" table:formula="of:=MIN([.C3:.C19])" office:value-type="float" office:value="17" calcext:value-type="float">
            <text:p>17</text:p>
          </table:table-cell>
          <table:table-cell table:formula="of:=MIN([.D3:.D19])" office:value-type="float" office:value="0" calcext:value-type="float">
            <text:p>0.0</text:p>
          </table:table-cell>
          <table:table-cell table:formula="of:=MIN([.E3:.E19])" office:value-type="float" office:value="0.0256410256410256" calcext:value-type="float">
            <text:p>0.0256</text:p>
          </table:table-cell>
          <table:table-cell table:formula="of:=MIN([.F3:.F19])" office:value-type="float" office:value="0.0745098039215686" calcext:value-type="float">
            <text:p>0.0745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3:.A19])" office:value-type="float" office:value="93" calcext:value-type="float">
            <text:p>93</text:p>
          </table:table-cell>
          <table:table-cell table:style-name="ce1" table:formula="of:=MAX([.B3:.B19])" office:value-type="float" office:value="87" calcext:value-type="float">
            <text:p>87</text:p>
          </table:table-cell>
          <table:table-cell table:style-name="ce1" table:formula="of:=MAX([.C3:.C19])" office:value-type="float" office:value="87" calcext:value-type="float">
            <text:p>87</text:p>
          </table:table-cell>
          <table:table-cell table:formula="of:=MAX([.D3:.D19])" office:value-type="float" office:value="240" calcext:value-type="float">
            <text:p>240.0</text:p>
          </table:table-cell>
          <table:table-cell table:formula="of:=MAX([.E3:.E19])" office:value-type="float" office:value="0.105263157894737" calcext:value-type="float">
            <text:p>0.1053</text:p>
          </table:table-cell>
          <table:table-cell table:formula="of:=MAX([.F3:.F19])" office:value-type="float" office:value="0.352941176470588" calcext:value-type="float">
            <text:p>0.3529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formula="of:=[.H4]" office:value-type="float" office:value="240" calcext:value-type="float">
            <text:p>240.0</text:p>
          </table:table-cell>
          <table:table-cell table:formula="of:=[.I4]" office:value-type="float" office:value="0.0410958904109589" calcext:value-type="float">
            <text:p>0.0411</text:p>
          </table:table-cell>
          <table:table-cell table:formula="of:=[.J4]" office:value-type="float" office:value="0.286274509803922" calcext:value-type="float">
            <text:p>0.2863</text:p>
          </table:table-cell>
          <table:table-cell/>
          <table:table-cell table:formula="of:=IF(AND([.A4]&gt;=[.B4];[.A4]&gt;=[.C4]);[.Q4];IF([.B4]&gt;=[.C4];[.R4];[.S4]))" office:value-type="float" office:value="240" calcext:value-type="float">
            <text:p>240</text:p>
          </table:table-cell>
          <table:table-cell table:formula="of:=IF([.M4]=0;0;([.M4]/(1-ABS(2*[.J4]-1))))" office:value-type="float" office:value="0.0410958904109589" calcext:value-type="float">
            <text:p>0.041</text:p>
          </table:table-cell>
          <table:table-cell table:formula="of:=([.K4]+[.L4])/2" office:value-type="float" office:value="0.286274509803922" calcext:value-type="float">
            <text:p>0.286</text:p>
          </table:table-cell>
          <table:table-cell table:formula="of:=MAX([.N4:.P4])" office:value-type="float" office:value="0.298039215686274" calcext:value-type="float">
            <text:p>0.298039215686274</text:p>
          </table:table-cell>
          <table:table-cell table:formula="of:=MIN([.N4:.P4])" office:value-type="float" office:value="0.274509803921569" calcext:value-type="float">
            <text:p>0.274509803921569</text:p>
          </table:table-cell>
          <table:table-cell table:formula="of:=[.K4]-[.L4]" office:value-type="float" office:value="0.0235294117647059" calcext:value-type="float">
            <text:p>0.023529411764706</text:p>
          </table:table-cell>
          <table:table-cell table:formula="of:=[.A4]/255" office:value-type="float" office:value="0.274509803921569" calcext:value-type="float">
            <text:p>0.274509803921569</text:p>
          </table:table-cell>
          <table:table-cell table:formula="of:=[.B4]/255" office:value-type="float" office:value="0.274509803921569" calcext:value-type="float">
            <text:p>0.274509803921569</text:p>
          </table:table-cell>
          <table:table-cell table:formula="of:=[.C4]/255" office:value-type="float" office:value="0.298039215686274" calcext:value-type="float">
            <text:p>0.298039215686274</text:p>
          </table:table-cell>
          <table:table-cell table:formula="of:=60*(MOD(([.O4]-[.P4])/[.M4];6))" office:value-type="float" office:value="300" calcext:value-type="float">
            <text:p>300</text:p>
          </table:table-cell>
          <table:table-cell table:formula="of:=60*((([.P4]-[.N4])/[.M4])+2)" office:value-type="float" office:value="180" calcext:value-type="float">
            <text:p>180</text:p>
          </table:table-cell>
          <table:table-cell table:formula="of:=60*((([.N4]-[.O4])/[.M4])+4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H5]" office:value-type="float" office:value="0" calcext:value-type="float">
            <text:p>0.0</text:p>
          </table:table-cell>
          <table:table-cell table:formula="of:=[.I5]" office:value-type="float" office:value="0.04" calcext:value-type="float">
            <text:p>0.0400</text:p>
          </table:table-cell>
          <table:table-cell table:formula="of:=[.J5]" office:value-type="float" office:value="0.0980392156862745" calcext:value-type="float">
            <text:p>0.0980</text:p>
          </table:table-cell>
          <table:table-cell/>
          <table:table-cell table:formula="of:=IF(AND([.A5]&gt;=[.B5];[.A5]&gt;=[.C5]);[.Q5];IF([.B5]&gt;=[.C5];[.R5];[.S5]))" office:value-type="float" office:value="0" calcext:value-type="float">
            <text:p>0</text:p>
          </table:table-cell>
          <table:table-cell table:formula="of:=IF([.M5]=0;0;([.M5]/(1-ABS(2*[.J5]-1))))" office:value-type="float" office:value="0.04" calcext:value-type="float">
            <text:p>0.040</text:p>
          </table:table-cell>
          <table:table-cell table:formula="of:=([.K5]+[.L5])/2" office:value-type="float" office:value="0.0980392156862745" calcext:value-type="float">
            <text:p>0.098</text:p>
          </table:table-cell>
          <table:table-cell table:formula="of:=MAX([.N5:.P5])" office:value-type="float" office:value="0.101960784313725" calcext:value-type="float">
            <text:p>0.101960784313725</text:p>
          </table:table-cell>
          <table:table-cell table:formula="of:=MIN([.N5:.P5])" office:value-type="float" office:value="0.0941176470588235" calcext:value-type="float">
            <text:p>0.094117647058824</text:p>
          </table:table-cell>
          <table:table-cell table:formula="of:=[.K5]-[.L5]" office:value-type="float" office:value="0.00784313725490196" calcext:value-type="float">
            <text:p>0.007843137254902</text:p>
          </table:table-cell>
          <table:table-cell table:formula="of:=[.A5]/255" office:value-type="float" office:value="0.101960784313725" calcext:value-type="float">
            <text:p>0.101960784313725</text:p>
          </table:table-cell>
          <table:table-cell table:formula="of:=[.B5]/255" office:value-type="float" office:value="0.0941176470588235" calcext:value-type="float">
            <text:p>0.094117647058824</text:p>
          </table:table-cell>
          <table:table-cell table:formula="of:=[.C5]/255" office:value-type="float" office:value="0.0941176470588235" calcext:value-type="float">
            <text:p>0.094117647058824</text:p>
          </table:table-cell>
          <table:table-cell table:formula="of:=60*(MOD(([.O5]-[.P5])/[.M5];6))" office:value-type="float" office:value="0" calcext:value-type="float">
            <text:p>0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H6]" office:value-type="float" office:value="0" calcext:value-type="float">
            <text:p>0.0</text:p>
          </table:table-cell>
          <table:table-cell table:formula="of:=[.I6]" office:value-type="float" office:value="0.105263157894737" calcext:value-type="float">
            <text:p>0.1053</text:p>
          </table:table-cell>
          <table:table-cell table:formula="of:=[.J6]" office:value-type="float" office:value="0.0745098039215686" calcext:value-type="float">
            <text:p>0.0745</text:p>
          </table:table-cell>
          <table:table-cell/>
          <table:table-cell table:formula="of:=IF(AND([.A6]&gt;=[.B6];[.A6]&gt;=[.C6]);[.Q6];IF([.B6]&gt;=[.C6];[.R6];[.S6]))" office:value-type="float" office:value="0" calcext:value-type="float">
            <text:p>0</text:p>
          </table:table-cell>
          <table:table-cell table:formula="of:=IF([.M6]=0;0;([.M6]/(1-ABS(2*[.J6]-1))))" office:value-type="float" office:value="0.105263157894737" calcext:value-type="float">
            <text:p>0.105</text:p>
          </table:table-cell>
          <table:table-cell table:formula="of:=([.K6]+[.L6])/2" office:value-type="float" office:value="0.0745098039215686" calcext:value-type="float">
            <text:p>0.075</text:p>
          </table:table-cell>
          <table:table-cell table:formula="of:=MAX([.N6:.P6])" office:value-type="float" office:value="0.0823529411764706" calcext:value-type="float">
            <text:p>0.082352941176471</text:p>
          </table:table-cell>
          <table:table-cell table:formula="of:=MIN([.N6:.P6])" office:value-type="float" office:value="0.0666666666666667" calcext:value-type="float">
            <text:p>0.066666666666667</text:p>
          </table:table-cell>
          <table:table-cell table:formula="of:=[.K6]-[.L6]" office:value-type="float" office:value="0.0156862745098039" calcext:value-type="float">
            <text:p>0.015686274509804</text:p>
          </table:table-cell>
          <table:table-cell table:formula="of:=[.A6]/255" office:value-type="float" office:value="0.0823529411764706" calcext:value-type="float">
            <text:p>0.082352941176471</text:p>
          </table:table-cell>
          <table:table-cell table:formula="of:=[.B6]/255" office:value-type="float" office:value="0.0666666666666667" calcext:value-type="float">
            <text:p>0.066666666666667</text:p>
          </table:table-cell>
          <table:table-cell table:formula="of:=[.C6]/255" office:value-type="float" office:value="0.0666666666666667" calcext:value-type="float">
            <text:p>0.066666666666667</text:p>
          </table:table-cell>
          <table:table-cell table:formula="of:=60*(MOD(([.O6]-[.P6])/[.M6];6))" office:value-type="float" office:value="0" calcext:value-type="float">
            <text:p>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[.H7]" office:value-type="float" office:value="240" calcext:value-type="float">
            <text:p>240.0</text:p>
          </table:table-cell>
          <table:table-cell table:formula="of:=[.I7]" office:value-type="float" office:value="0.0458715596330276" calcext:value-type="float">
            <text:p>0.0459</text:p>
          </table:table-cell>
          <table:table-cell table:formula="of:=[.J7]" office:value-type="float" office:value="0.213725490196078" calcext:value-type="float">
            <text:p>0.2137</text:p>
          </table:table-cell>
          <table:table-cell/>
          <table:table-cell table:formula="of:=IF(AND([.A7]&gt;=[.B7];[.A7]&gt;=[.C7]);[.Q7];IF([.B7]&gt;=[.C7];[.R7];[.S7]))" office:value-type="float" office:value="240" calcext:value-type="float">
            <text:p>240</text:p>
          </table:table-cell>
          <table:table-cell table:formula="of:=IF([.M7]=0;0;([.M7]/(1-ABS(2*[.J7]-1))))" office:value-type="float" office:value="0.0458715596330276" calcext:value-type="float">
            <text:p>0.046</text:p>
          </table:table-cell>
          <table:table-cell table:formula="of:=([.K7]+[.L7])/2" office:value-type="float" office:value="0.213725490196078" calcext:value-type="float">
            <text:p>0.214</text:p>
          </table:table-cell>
          <table:table-cell table:formula="of:=MAX([.N7:.P7])" office:value-type="float" office:value="0.223529411764706" calcext:value-type="float">
            <text:p>0.223529411764706</text:p>
          </table:table-cell>
          <table:table-cell table:formula="of:=MIN([.N7:.P7])" office:value-type="float" office:value="0.203921568627451" calcext:value-type="float">
            <text:p>0.203921568627451</text:p>
          </table:table-cell>
          <table:table-cell table:formula="of:=[.K7]-[.L7]" office:value-type="float" office:value="0.0196078431372549" calcext:value-type="float">
            <text:p>0.019607843137255</text:p>
          </table:table-cell>
          <table:table-cell table:formula="of:=[.A7]/255" office:value-type="float" office:value="0.203921568627451" calcext:value-type="float">
            <text:p>0.203921568627451</text:p>
          </table:table-cell>
          <table:table-cell table:formula="of:=[.B7]/255" office:value-type="float" office:value="0.203921568627451" calcext:value-type="float">
            <text:p>0.203921568627451</text:p>
          </table:table-cell>
          <table:table-cell table:formula="of:=[.C7]/255" office:value-type="float" office:value="0.223529411764706" calcext:value-type="float">
            <text:p>0.223529411764706</text:p>
          </table:table-cell>
          <table:table-cell table:formula="of:=60*(MOD(([.O7]-[.P7])/[.M7];6))" office:value-type="float" office:value="300" calcext:value-type="float">
            <text:p>300</text:p>
          </table:table-cell>
          <table:table-cell table:formula="of:=60*((([.P7]-[.N7])/[.M7])+2)" office:value-type="float" office:value="180" calcext:value-type="float">
            <text:p>180</text:p>
          </table:table-cell>
          <table:table-cell table:formula="of:=60*((([.N7]-[.O7])/[.M7])+4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H8]" office:value-type="float" office:value="0" calcext:value-type="float">
            <text:p>0.0</text:p>
          </table:table-cell>
          <table:table-cell table:formula="of:=[.I8]" office:value-type="float" office:value="0.04" calcext:value-type="float">
            <text:p>0.0400</text:p>
          </table:table-cell>
          <table:table-cell table:formula="of:=[.J8]" office:value-type="float" office:value="0.0980392156862745" calcext:value-type="float">
            <text:p>0.0980</text:p>
          </table:table-cell>
          <table:table-cell/>
          <table:table-cell table:formula="of:=IF(AND([.A8]&gt;=[.B8];[.A8]&gt;=[.C8]);[.Q8];IF([.B8]&gt;=[.C8];[.R8];[.S8]))" office:value-type="float" office:value="0" calcext:value-type="float">
            <text:p>0</text:p>
          </table:table-cell>
          <table:table-cell table:formula="of:=IF([.M8]=0;0;([.M8]/(1-ABS(2*[.J8]-1))))" office:value-type="float" office:value="0.04" calcext:value-type="float">
            <text:p>0.040</text:p>
          </table:table-cell>
          <table:table-cell table:formula="of:=([.K8]+[.L8])/2" office:value-type="float" office:value="0.0980392156862745" calcext:value-type="float">
            <text:p>0.098</text:p>
          </table:table-cell>
          <table:table-cell table:formula="of:=MAX([.N8:.P8])" office:value-type="float" office:value="0.101960784313725" calcext:value-type="float">
            <text:p>0.101960784313725</text:p>
          </table:table-cell>
          <table:table-cell table:formula="of:=MIN([.N8:.P8])" office:value-type="float" office:value="0.0941176470588235" calcext:value-type="float">
            <text:p>0.094117647058824</text:p>
          </table:table-cell>
          <table:table-cell table:formula="of:=[.K8]-[.L8]" office:value-type="float" office:value="0.00784313725490196" calcext:value-type="float">
            <text:p>0.007843137254902</text:p>
          </table:table-cell>
          <table:table-cell table:formula="of:=[.A8]/255" office:value-type="float" office:value="0.101960784313725" calcext:value-type="float">
            <text:p>0.101960784313725</text:p>
          </table:table-cell>
          <table:table-cell table:formula="of:=[.B8]/255" office:value-type="float" office:value="0.0941176470588235" calcext:value-type="float">
            <text:p>0.094117647058824</text:p>
          </table:table-cell>
          <table:table-cell table:formula="of:=[.C8]/255" office:value-type="float" office:value="0.0941176470588235" calcext:value-type="float">
            <text:p>0.094117647058824</text:p>
          </table:table-cell>
          <table:table-cell table:formula="of:=60*(MOD(([.O8]-[.P8])/[.M8];6))" office:value-type="float" office:value="0" calcext:value-type="float">
            <text:p>0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87" calcext:value-type="float">
            <text:p>87</text:p>
          </table:table-cell>
          <table:table-cell table:formula="of:=[.H9]" office:value-type="float" office:value="0" calcext:value-type="float">
            <text:p>0.0</text:p>
          </table:table-cell>
          <table:table-cell table:formula="of:=[.I9]" office:value-type="float" office:value="0.0333333333333333" calcext:value-type="float">
            <text:p>0.0333</text:p>
          </table:table-cell>
          <table:table-cell table:formula="of:=[.J9]" office:value-type="float" office:value="0.352941176470588" calcext:value-type="float">
            <text:p>0.3529</text:p>
          </table:table-cell>
          <table:table-cell/>
          <table:table-cell table:formula="of:=IF(AND([.A9]&gt;=[.B9];[.A9]&gt;=[.C9]);[.Q9];IF([.B9]&gt;=[.C9];[.R9];[.S9]))" office:value-type="float" office:value="0" calcext:value-type="float">
            <text:p>0</text:p>
          </table:table-cell>
          <table:table-cell table:formula="of:=IF([.M9]=0;0;([.M9]/(1-ABS(2*[.J9]-1))))" office:value-type="float" office:value="0.0333333333333333" calcext:value-type="float">
            <text:p>0.033</text:p>
          </table:table-cell>
          <table:table-cell table:formula="of:=([.K9]+[.L9])/2" office:value-type="float" office:value="0.352941176470588" calcext:value-type="float">
            <text:p>0.353</text:p>
          </table:table-cell>
          <table:table-cell table:formula="of:=MAX([.N9:.P9])" office:value-type="float" office:value="0.364705882352941" calcext:value-type="float">
            <text:p>0.364705882352941</text:p>
          </table:table-cell>
          <table:table-cell table:formula="of:=MIN([.N9:.P9])" office:value-type="float" office:value="0.341176470588235" calcext:value-type="float">
            <text:p>0.341176470588235</text:p>
          </table:table-cell>
          <table:table-cell table:formula="of:=[.K9]-[.L9]" office:value-type="float" office:value="0.0235294117647059" calcext:value-type="float">
            <text:p>0.023529411764706</text:p>
          </table:table-cell>
          <table:table-cell table:formula="of:=[.A9]/255" office:value-type="float" office:value="0.364705882352941" calcext:value-type="float">
            <text:p>0.364705882352941</text:p>
          </table:table-cell>
          <table:table-cell table:formula="of:=[.B9]/255" office:value-type="float" office:value="0.341176470588235" calcext:value-type="float">
            <text:p>0.341176470588235</text:p>
          </table:table-cell>
          <table:table-cell table:formula="of:=[.C9]/255" office:value-type="float" office:value="0.341176470588235" calcext:value-type="float">
            <text:p>0.341176470588235</text:p>
          </table:table-cell>
          <table:table-cell table:formula="of:=60*(MOD(([.O9]-[.P9])/[.M9];6))" office:value-type="float" office:value="0" calcext:value-type="float">
            <text:p>0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H10]" office:value-type="float" office:value="0" calcext:value-type="float">
            <text:p>0.0</text:p>
          </table:table-cell>
          <table:table-cell table:formula="of:=[.I10]" office:value-type="float" office:value="0.0491803278688525" calcext:value-type="float">
            <text:p>0.0492</text:p>
          </table:table-cell>
          <table:table-cell table:formula="of:=[.J10]" office:value-type="float" office:value="0.119607843137255" calcext:value-type="float">
            <text:p>0.1196</text:p>
          </table:table-cell>
          <table:table-cell/>
          <table:table-cell table:formula="of:=IF(AND([.A10]&gt;=[.B10];[.A10]&gt;=[.C10]);[.Q10];IF([.B10]&gt;=[.C10];[.R10];[.S10]))" office:value-type="float" office:value="0" calcext:value-type="float">
            <text:p>0</text:p>
          </table:table-cell>
          <table:table-cell table:formula="of:=IF([.M10]=0;0;([.M10]/(1-ABS(2*[.J10]-1))))" office:value-type="float" office:value="0.0491803278688525" calcext:value-type="float">
            <text:p>0.049</text:p>
          </table:table-cell>
          <table:table-cell table:formula="of:=([.K10]+[.L10])/2" office:value-type="float" office:value="0.119607843137255" calcext:value-type="float">
            <text:p>0.120</text:p>
          </table:table-cell>
          <table:table-cell table:formula="of:=MAX([.N10:.P10])" office:value-type="float" office:value="0.125490196078431" calcext:value-type="float">
            <text:p>0.125490196078431</text:p>
          </table:table-cell>
          <table:table-cell table:formula="of:=MIN([.N10:.P10])" office:value-type="float" office:value="0.113725490196078" calcext:value-type="float">
            <text:p>0.113725490196078</text:p>
          </table:table-cell>
          <table:table-cell table:formula="of:=[.K10]-[.L10]" office:value-type="float" office:value="0.0117647058823529" calcext:value-type="float">
            <text:p>0.011764705882353</text:p>
          </table:table-cell>
          <table:table-cell table:formula="of:=[.A10]/255" office:value-type="float" office:value="0.125490196078431" calcext:value-type="float">
            <text:p>0.125490196078431</text:p>
          </table:table-cell>
          <table:table-cell table:formula="of:=[.B10]/255" office:value-type="float" office:value="0.113725490196078" calcext:value-type="float">
            <text:p>0.113725490196078</text:p>
          </table:table-cell>
          <table:table-cell table:formula="of:=[.C10]/255" office:value-type="float" office:value="0.113725490196078" calcext:value-type="float">
            <text:p>0.113725490196078</text:p>
          </table:table-cell>
          <table:table-cell table:formula="of:=60*(MOD(([.O10]-[.P10])/[.M10];6))" office:value-type="float" office:value="0" calcext:value-type="float">
            <text:p>0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H11]" office:value-type="float" office:value="240" calcext:value-type="float">
            <text:p>240.0</text:p>
          </table:table-cell>
          <table:table-cell table:formula="of:=[.I11]" office:value-type="float" office:value="0.0416666666666667" calcext:value-type="float">
            <text:p>0.0417</text:p>
          </table:table-cell>
          <table:table-cell table:formula="of:=[.J11]" office:value-type="float" office:value="0.188235294117647" calcext:value-type="float">
            <text:p>0.1882</text:p>
          </table:table-cell>
          <table:table-cell/>
          <table:table-cell table:formula="of:=IF(AND([.A11]&gt;=[.B11];[.A11]&gt;=[.C11]);[.Q11];IF([.B11]&gt;=[.C11];[.R11];[.S11]))" office:value-type="float" office:value="240" calcext:value-type="float">
            <text:p>240</text:p>
          </table:table-cell>
          <table:table-cell table:formula="of:=IF([.M11]=0;0;([.M11]/(1-ABS(2*[.J11]-1))))" office:value-type="float" office:value="0.0416666666666667" calcext:value-type="float">
            <text:p>0.042</text:p>
          </table:table-cell>
          <table:table-cell table:formula="of:=([.K11]+[.L11])/2" office:value-type="float" office:value="0.188235294117647" calcext:value-type="float">
            <text:p>0.188</text:p>
          </table:table-cell>
          <table:table-cell table:formula="of:=MAX([.N11:.P11])" office:value-type="float" office:value="0.196078431372549" calcext:value-type="float">
            <text:p>0.196078431372549</text:p>
          </table:table-cell>
          <table:table-cell table:formula="of:=MIN([.N11:.P11])" office:value-type="float" office:value="0.180392156862745" calcext:value-type="float">
            <text:p>0.180392156862745</text:p>
          </table:table-cell>
          <table:table-cell table:formula="of:=[.K11]-[.L11]" office:value-type="float" office:value="0.0156862745098039" calcext:value-type="float">
            <text:p>0.015686274509804</text:p>
          </table:table-cell>
          <table:table-cell table:formula="of:=[.A11]/255" office:value-type="float" office:value="0.180392156862745" calcext:value-type="float">
            <text:p>0.180392156862745</text:p>
          </table:table-cell>
          <table:table-cell table:formula="of:=[.B11]/255" office:value-type="float" office:value="0.180392156862745" calcext:value-type="float">
            <text:p>0.180392156862745</text:p>
          </table:table-cell>
          <table:table-cell table:formula="of:=[.C11]/255" office:value-type="float" office:value="0.196078431372549" calcext:value-type="float">
            <text:p>0.196078431372549</text:p>
          </table:table-cell>
          <table:table-cell table:formula="of:=60*(MOD(([.O11]-[.P11])/[.M11];6))" office:value-type="float" office:value="300" calcext:value-type="float">
            <text:p>300</text:p>
          </table:table-cell>
          <table:table-cell table:formula="of:=60*((([.P11]-[.N11])/[.M11])+2)" office:value-type="float" office:value="180" calcext:value-type="float">
            <text:p>180</text:p>
          </table:table-cell>
          <table:table-cell table:formula="of:=60*((([.N11]-[.O11])/[.M11])+4)"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formula="of:=[.H12]" office:value-type="float" office:value="240" calcext:value-type="float">
            <text:p>240.0</text:p>
          </table:table-cell>
          <table:table-cell table:formula="of:=[.I12]" office:value-type="float" office:value="0.0413223140495868" calcext:value-type="float">
            <text:p>0.0413</text:p>
          </table:table-cell>
          <table:table-cell table:formula="of:=[.J12]" office:value-type="float" office:value="0.237254901960784" calcext:value-type="float">
            <text:p>0.2373</text:p>
          </table:table-cell>
          <table:table-cell/>
          <table:table-cell table:formula="of:=IF(AND([.A12]&gt;=[.B12];[.A12]&gt;=[.C12]);[.Q12];IF([.B12]&gt;=[.C12];[.R12];[.S12]))" office:value-type="float" office:value="240" calcext:value-type="float">
            <text:p>240</text:p>
          </table:table-cell>
          <table:table-cell table:formula="of:=IF([.M12]=0;0;([.M12]/(1-ABS(2*[.J12]-1))))" office:value-type="float" office:value="0.0413223140495868" calcext:value-type="float">
            <text:p>0.041</text:p>
          </table:table-cell>
          <table:table-cell table:formula="of:=([.K12]+[.L12])/2" office:value-type="float" office:value="0.237254901960784" calcext:value-type="float">
            <text:p>0.237</text:p>
          </table:table-cell>
          <table:table-cell table:formula="of:=MAX([.N12:.P12])" office:value-type="float" office:value="0.247058823529412" calcext:value-type="float">
            <text:p>0.247058823529412</text:p>
          </table:table-cell>
          <table:table-cell table:formula="of:=MIN([.N12:.P12])" office:value-type="float" office:value="0.227450980392157" calcext:value-type="float">
            <text:p>0.227450980392157</text:p>
          </table:table-cell>
          <table:table-cell table:formula="of:=[.K12]-[.L12]" office:value-type="float" office:value="0.0196078431372549" calcext:value-type="float">
            <text:p>0.019607843137255</text:p>
          </table:table-cell>
          <table:table-cell table:formula="of:=[.A12]/255" office:value-type="float" office:value="0.227450980392157" calcext:value-type="float">
            <text:p>0.227450980392157</text:p>
          </table:table-cell>
          <table:table-cell table:formula="of:=[.B12]/255" office:value-type="float" office:value="0.227450980392157" calcext:value-type="float">
            <text:p>0.227450980392157</text:p>
          </table:table-cell>
          <table:table-cell table:formula="of:=[.C12]/255" office:value-type="float" office:value="0.247058823529412" calcext:value-type="float">
            <text:p>0.247058823529412</text:p>
          </table:table-cell>
          <table:table-cell table:formula="of:=60*(MOD(([.O12]-[.P12])/[.M12];6))" office:value-type="float" office:value="300" calcext:value-type="float">
            <text:p>300</text:p>
          </table:table-cell>
          <table:table-cell table:formula="of:=60*((([.P12]-[.N12])/[.M12])+2)" office:value-type="float" office:value="180" calcext:value-type="float">
            <text:p>180</text:p>
          </table:table-cell>
          <table:table-cell table:formula="of:=60*((([.N12]-[.O12])/[.M12])+4)"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H13]" office:value-type="float" office:value="240" calcext:value-type="float">
            <text:p>240.0</text:p>
          </table:table-cell>
          <table:table-cell table:formula="of:=[.I13]" office:value-type="float" office:value="0.0256410256410256" calcext:value-type="float">
            <text:p>0.0256</text:p>
          </table:table-cell>
          <table:table-cell table:formula="of:=[.J13]" office:value-type="float" office:value="0.152941176470588" calcext:value-type="float">
            <text:p>0.1529</text:p>
          </table:table-cell>
          <table:table-cell/>
          <table:table-cell table:formula="of:=IF(AND([.A13]&gt;=[.B13];[.A13]&gt;=[.C13]);[.Q13];IF([.B13]&gt;=[.C13];[.R13];[.S13]))" office:value-type="float" office:value="240" calcext:value-type="float">
            <text:p>240</text:p>
          </table:table-cell>
          <table:table-cell table:formula="of:=IF([.M13]=0;0;([.M13]/(1-ABS(2*[.J13]-1))))" office:value-type="float" office:value="0.0256410256410256" calcext:value-type="float">
            <text:p>0.026</text:p>
          </table:table-cell>
          <table:table-cell table:formula="of:=([.K13]+[.L13])/2" office:value-type="float" office:value="0.152941176470588" calcext:value-type="float">
            <text:p>0.153</text:p>
          </table:table-cell>
          <table:table-cell table:formula="of:=MAX([.N13:.P13])" office:value-type="float" office:value="0.156862745098039" calcext:value-type="float">
            <text:p>0.156862745098039</text:p>
          </table:table-cell>
          <table:table-cell table:formula="of:=MIN([.N13:.P13])" office:value-type="float" office:value="0.149019607843137" calcext:value-type="float">
            <text:p>0.149019607843137</text:p>
          </table:table-cell>
          <table:table-cell table:formula="of:=[.K13]-[.L13]" office:value-type="float" office:value="0.00784313725490196" calcext:value-type="float">
            <text:p>0.007843137254902</text:p>
          </table:table-cell>
          <table:table-cell table:formula="of:=[.A13]/255" office:value-type="float" office:value="0.149019607843137" calcext:value-type="float">
            <text:p>0.149019607843137</text:p>
          </table:table-cell>
          <table:table-cell table:formula="of:=[.B13]/255" office:value-type="float" office:value="0.149019607843137" calcext:value-type="float">
            <text:p>0.149019607843137</text:p>
          </table:table-cell>
          <table:table-cell table:formula="of:=[.C13]/255" office:value-type="float" office:value="0.156862745098039" calcext:value-type="float">
            <text:p>0.156862745098039</text:p>
          </table:table-cell>
          <table:table-cell table:formula="of:=60*(MOD(([.O13]-[.P13])/[.M13];6))" office:value-type="float" office:value="300" calcext:value-type="float">
            <text:p>300</text:p>
          </table:table-cell>
          <table:table-cell table:formula="of:=60*((([.P13]-[.N13])/[.M13])+2)" office:value-type="float" office:value="180" calcext:value-type="float">
            <text:p>180</text:p>
          </table:table-cell>
          <table:table-cell table:formula="of:=60*((([.N13]-[.O13])/[.M13])+4)" office:value-type="float" office:value="240" calcext:value-type="float">
            <text:p>240</text:p>
          </table:table-cell>
        </table:table-row>
      </table:table>
      <table:table table:name="dashing kebbit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ce1"/>
        <table:table-column table:style-name="co1" table:default-cell-style-name="ce7"/>
        <table:table-column table:style-name="co1" table:number-columns-repeated="2" table:default-cell-style-name="ce10"/>
        <table:table-column table:style-name="co1" table:number-columns-repeated="9" table:default-cell-style-name="ce7"/>
        <table:table-row table:style-name="ro1">
          <table:table-cell table:style-name="ce1" office:value-type="string" calcext:value-type="string">
            <text:p>base fur</text:p>
          </table:table-cell>
          <table:table-cell table:style-name="ce1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IN([.A4:.A20])" office:value-type="float" office:value="21" calcext:value-type="float">
            <text:p>21</text:p>
          </table:table-cell>
          <table:table-cell table:style-name="ce1" table:formula="of:=MIN([.B4:.B20])" office:value-type="float" office:value="17" calcext:value-type="float">
            <text:p>17</text:p>
          </table:table-cell>
          <table:table-cell table:style-name="ce1" table:formula="of:=MIN([.C4:.C20])" office:value-type="float" office:value="17" calcext:value-type="float">
            <text:p>17</text:p>
          </table:table-cell>
          <table:table-cell table:formula="of:=MIN([.D4:.D20])" office:value-type="float" office:value="0" calcext:value-type="float">
            <text:p>0.0</text:p>
          </table:table-cell>
          <table:table-cell table:formula="of:=MIN([.E4:.E20])" office:value-type="float" office:value="0.105263157894737" calcext:value-type="float">
            <text:p>0.1053</text:p>
          </table:table-cell>
          <table:table-cell table:formula="of:=MIN([.F4:.F20])" office:value-type="float" office:value="0.0745098039215686" calcext:value-type="float">
            <text:p>0.0745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4:.A20])" office:value-type="float" office:value="208" calcext:value-type="float">
            <text:p>208</text:p>
          </table:table-cell>
          <table:table-cell table:style-name="ce1" table:formula="of:=MAX([.B4:.B20])" office:value-type="float" office:value="199" calcext:value-type="float">
            <text:p>199</text:p>
          </table:table-cell>
          <table:table-cell table:style-name="ce1" table:formula="of:=MAX([.C4:.C20])" office:value-type="float" office:value="185" calcext:value-type="float">
            <text:p>185</text:p>
          </table:table-cell>
          <table:table-cell table:formula="of:=MAX([.D4:.D20])" office:value-type="float" office:value="38.4" calcext:value-type="float">
            <text:p>38.4</text:p>
          </table:table-cell>
          <table:table-cell table:formula="of:=MAX([.E4:.E20])" office:value-type="float" office:value="0.373271889400922" calcext:value-type="float">
            <text:p>0.3733</text:p>
          </table:table-cell>
          <table:table-cell table:formula="of:=MAX([.F4:.F20])" office:value-type="float" office:value="0.770588235294118" calcext:value-type="float">
            <text:p>0.7706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table:formula="of:=[.H5]" office:value-type="float" office:value="33.8461538461538" calcext:value-type="float">
            <text:p>33.8</text:p>
          </table:table-cell>
          <table:table-cell table:formula="of:=[.I5]" office:value-type="float" office:value="0.342105263157895" calcext:value-type="float">
            <text:p>0.3421</text:p>
          </table:table-cell>
          <table:table-cell table:formula="of:=[.J5]" office:value-type="float" office:value="0.552941176470588" calcext:value-type="float">
            <text:p>0.5529</text:p>
          </table:table-cell>
          <table:table-cell/>
          <table:table-cell table:formula="of:=IF(AND([.A5]&gt;=[.B5];[.A5]&gt;=[.C5]);[.Q5];IF([.B5]&gt;=[.C5];[.R5];[.S5]))" office:value-type="float" office:value="33.8461538461538" calcext:value-type="float">
            <text:p>33.8461538461538</text:p>
          </table:table-cell>
          <table:table-cell table:formula="of:=IF([.M5]=0;0;([.M5]/(1-ABS(2*[.J5]-1))))" office:value-type="float" office:value="0.342105263157895" calcext:value-type="float">
            <text:p>0.342</text:p>
          </table:table-cell>
          <table:table-cell table:formula="of:=([.K5]+[.L5])/2" office:value-type="float" office:value="0.552941176470588" calcext:value-type="float">
            <text:p>0.553</text:p>
          </table:table-cell>
          <table:table-cell table:formula="of:=MAX([.N5:.P5])" office:value-type="float" office:value="0.705882352941176" calcext:value-type="float">
            <text:p>0.705882352941176</text:p>
          </table:table-cell>
          <table:table-cell table:formula="of:=MIN([.N5:.P5])" office:value-type="float" office:value="0.4" calcext:value-type="float">
            <text:p>0.4</text:p>
          </table:table-cell>
          <table:table-cell table:formula="of:=[.K5]-[.L5]" office:value-type="float" office:value="0.305882352941176" calcext:value-type="float">
            <text:p>0.305882352941176</text:p>
          </table:table-cell>
          <table:table-cell table:formula="of:=[.A5]/255" office:value-type="float" office:value="0.705882352941176" calcext:value-type="float">
            <text:p>0.705882352941176</text:p>
          </table:table-cell>
          <table:table-cell table:formula="of:=[.B5]/255" office:value-type="float" office:value="0.572549019607843" calcext:value-type="float">
            <text:p>0.572549019607843</text:p>
          </table:table-cell>
          <table:table-cell table:formula="of:=[.C5]/255" office:value-type="float" office:value="0.4" calcext:value-type="float">
            <text:p>0.4</text:p>
          </table:table-cell>
          <table:table-cell table:formula="of:=60*(MOD(([.O5]-[.P5])/[.M5];6))" office:value-type="float" office:value="33.8461538461538" calcext:value-type="float">
            <text:p>33.846153846153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6.153846153846" calcext:value-type="float">
            <text:p>266.1538461538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table:formula="of:=[.H6]" office:value-type="float" office:value="33.6842105263158" calcext:value-type="float">
            <text:p>33.7</text:p>
          </table:table-cell>
          <table:table-cell table:formula="of:=[.I6]" office:value-type="float" office:value="0.280788177339901" calcext:value-type="float">
            <text:p>0.2808</text:p>
          </table:table-cell>
          <table:table-cell table:formula="of:=[.J6]" office:value-type="float" office:value="0.398039215686274" calcext:value-type="float">
            <text:p>0.3980</text:p>
          </table:table-cell>
          <table:table-cell/>
          <table:table-cell table:formula="of:=IF(AND([.A6]&gt;=[.B6];[.A6]&gt;=[.C6]);[.Q6];IF([.B6]&gt;=[.C6];[.R6];[.S6]))" office:value-type="float" office:value="33.6842105263158" calcext:value-type="float">
            <text:p>33.6842105263158</text:p>
          </table:table-cell>
          <table:table-cell table:formula="of:=IF([.M6]=0;0;([.M6]/(1-ABS(2*[.J6]-1))))" office:value-type="float" office:value="0.280788177339901" calcext:value-type="float">
            <text:p>0.281</text:p>
          </table:table-cell>
          <table:table-cell table:formula="of:=([.K6]+[.L6])/2" office:value-type="float" office:value="0.398039215686274" calcext:value-type="float">
            <text:p>0.398</text:p>
          </table:table-cell>
          <table:table-cell table:formula="of:=MAX([.N6:.P6])" office:value-type="float" office:value="0.509803921568627" calcext:value-type="float">
            <text:p>0.509803921568627</text:p>
          </table:table-cell>
          <table:table-cell table:formula="of:=MIN([.N6:.P6])" office:value-type="float" office:value="0.286274509803922" calcext:value-type="float">
            <text:p>0.286274509803922</text:p>
          </table:table-cell>
          <table:table-cell table:formula="of:=[.K6]-[.L6]" office:value-type="float" office:value="0.223529411764706" calcext:value-type="float">
            <text:p>0.223529411764706</text:p>
          </table:table-cell>
          <table:table-cell table:formula="of:=[.A6]/255" office:value-type="float" office:value="0.509803921568627" calcext:value-type="float">
            <text:p>0.509803921568627</text:p>
          </table:table-cell>
          <table:table-cell table:formula="of:=[.B6]/255" office:value-type="float" office:value="0.411764705882353" calcext:value-type="float">
            <text:p>0.411764705882353</text:p>
          </table:table-cell>
          <table:table-cell table:formula="of:=[.C6]/255" office:value-type="float" office:value="0.286274509803922" calcext:value-type="float">
            <text:p>0.286274509803922</text:p>
          </table:table-cell>
          <table:table-cell table:formula="of:=60*(MOD(([.O6]-[.P6])/[.M6];6))" office:value-type="float" office:value="33.6842105263158" calcext:value-type="float">
            <text:p>33.6842105263158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66.315789473684" calcext:value-type="float">
            <text:p>266.3157894736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table:formula="of:=[.H7]" office:value-type="float" office:value="33" calcext:value-type="float">
            <text:p>33.0</text:p>
          </table:table-cell>
          <table:table-cell table:formula="of:=[.I7]" office:value-type="float" office:value="0.277777777777778" calcext:value-type="float">
            <text:p>0.2778</text:p>
          </table:table-cell>
          <table:table-cell table:formula="of:=[.J7]" office:value-type="float" office:value="0.423529411764706" calcext:value-type="float">
            <text:p>0.4235</text:p>
          </table:table-cell>
          <table:table-cell/>
          <table:table-cell table:formula="of:=IF(AND([.A7]&gt;=[.B7];[.A7]&gt;=[.C7]);[.Q7];IF([.B7]&gt;=[.C7];[.R7];[.S7]))" office:value-type="float" office:value="33" calcext:value-type="float">
            <text:p>33</text:p>
          </table:table-cell>
          <table:table-cell table:formula="of:=IF([.M7]=0;0;([.M7]/(1-ABS(2*[.J7]-1))))" office:value-type="float" office:value="0.277777777777778" calcext:value-type="float">
            <text:p>0.278</text:p>
          </table:table-cell>
          <table:table-cell table:formula="of:=([.K7]+[.L7])/2" office:value-type="float" office:value="0.423529411764706" calcext:value-type="float">
            <text:p>0.424</text:p>
          </table:table-cell>
          <table:table-cell table:formula="of:=MAX([.N7:.P7])" office:value-type="float" office:value="0.541176470588235" calcext:value-type="float">
            <text:p>0.541176470588235</text:p>
          </table:table-cell>
          <table:table-cell table:formula="of:=MIN([.N7:.P7])" office:value-type="float" office:value="0.305882352941176" calcext:value-type="float">
            <text:p>0.305882352941176</text:p>
          </table:table-cell>
          <table:table-cell table:formula="of:=[.K7]-[.L7]" office:value-type="float" office:value="0.235294117647059" calcext:value-type="float">
            <text:p>0.235294117647059</text:p>
          </table:table-cell>
          <table:table-cell table:formula="of:=[.A7]/255" office:value-type="float" office:value="0.541176470588235" calcext:value-type="float">
            <text:p>0.541176470588235</text:p>
          </table:table-cell>
          <table:table-cell table:formula="of:=[.B7]/255" office:value-type="float" office:value="0.435294117647059" calcext:value-type="float">
            <text:p>0.435294117647059</text:p>
          </table:table-cell>
          <table:table-cell table:formula="of:=[.C7]/255" office:value-type="float" office:value="0.305882352941176" calcext:value-type="float">
            <text:p>0.305882352941176</text:p>
          </table:table-cell>
          <table:table-cell table:formula="of:=60*(MOD(([.O7]-[.P7])/[.M7];6))" office:value-type="float" office:value="33" calcext:value-type="float">
            <text:p>33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formula="of:=[.H8]" office:value-type="float" office:value="33" calcext:value-type="float">
            <text:p>33.0</text:p>
          </table:table-cell>
          <table:table-cell table:formula="of:=[.I8]" office:value-type="float" office:value="0.272727272727273" calcext:value-type="float">
            <text:p>0.2727</text:p>
          </table:table-cell>
          <table:table-cell table:formula="of:=[.J8]" office:value-type="float" office:value="0.431372549019608" calcext:value-type="float">
            <text:p>0.4314</text:p>
          </table:table-cell>
          <table:table-cell/>
          <table:table-cell table:formula="of:=IF(AND([.A8]&gt;=[.B8];[.A8]&gt;=[.C8]);[.Q8];IF([.B8]&gt;=[.C8];[.R8];[.S8]))" office:value-type="float" office:value="33" calcext:value-type="float">
            <text:p>33</text:p>
          </table:table-cell>
          <table:table-cell table:formula="of:=IF([.M8]=0;0;([.M8]/(1-ABS(2*[.J8]-1))))" office:value-type="float" office:value="0.272727272727273" calcext:value-type="float">
            <text:p>0.273</text:p>
          </table:table-cell>
          <table:table-cell table:formula="of:=([.K8]+[.L8])/2" office:value-type="float" office:value="0.431372549019608" calcext:value-type="float">
            <text:p>0.431</text:p>
          </table:table-cell>
          <table:table-cell table:formula="of:=MAX([.N8:.P8])" office:value-type="float" office:value="0.549019607843137" calcext:value-type="float">
            <text:p>0.549019607843137</text:p>
          </table:table-cell>
          <table:table-cell table:formula="of:=MIN([.N8:.P8])" office:value-type="float" office:value="0.313725490196078" calcext:value-type="float">
            <text:p>0.313725490196078</text:p>
          </table:table-cell>
          <table:table-cell table:formula="of:=[.K8]-[.L8]" office:value-type="float" office:value="0.235294117647059" calcext:value-type="float">
            <text:p>0.235294117647059</text:p>
          </table:table-cell>
          <table:table-cell table:formula="of:=[.A8]/255" office:value-type="float" office:value="0.549019607843137" calcext:value-type="float">
            <text:p>0.549019607843137</text:p>
          </table:table-cell>
          <table:table-cell table:formula="of:=[.B8]/255" office:value-type="float" office:value="0.443137254901961" calcext:value-type="float">
            <text:p>0.443137254901961</text:p>
          </table:table-cell>
          <table:table-cell table:formula="of:=[.C8]/255" office:value-type="float" office:value="0.313725490196078" calcext:value-type="float">
            <text:p>0.313725490196078</text:p>
          </table:table-cell>
          <table:table-cell table:formula="of:=60*(MOD(([.O8]-[.P8])/[.M8];6))" office:value-type="float" office:value="33" calcext:value-type="float">
            <text:p>33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1" calcext:value-type="float">
            <text:p>151</text:p>
          </table:table-cell>
          <table:table-cell office:value-type="float" office:value="106" calcext:value-type="float">
            <text:p>106</text:p>
          </table:table-cell>
          <table:table-cell table:formula="of:=[.H9]" office:value-type="float" office:value="33.3333333333333" calcext:value-type="float">
            <text:p>33.3</text:p>
          </table:table-cell>
          <table:table-cell table:formula="of:=[.I9]" office:value-type="float" office:value="0.373271889400922" calcext:value-type="float">
            <text:p>0.3733</text:p>
          </table:table-cell>
          <table:table-cell table:formula="of:=[.J9]" office:value-type="float" office:value="0.574509803921569" calcext:value-type="float">
            <text:p>0.5745</text:p>
          </table:table-cell>
          <table:table-cell/>
          <table:table-cell table:formula="of:=IF(AND([.A9]&gt;=[.B9];[.A9]&gt;=[.C9]);[.Q9];IF([.B9]&gt;=[.C9];[.R9];[.S9]))" office:value-type="float" office:value="33.3333333333333" calcext:value-type="float">
            <text:p>33.3333333333333</text:p>
          </table:table-cell>
          <table:table-cell table:formula="of:=IF([.M9]=0;0;([.M9]/(1-ABS(2*[.J9]-1))))" office:value-type="float" office:value="0.373271889400922" calcext:value-type="float">
            <text:p>0.373</text:p>
          </table:table-cell>
          <table:table-cell table:formula="of:=([.K9]+[.L9])/2" office:value-type="float" office:value="0.574509803921569" calcext:value-type="float">
            <text:p>0.575</text:p>
          </table:table-cell>
          <table:table-cell table:formula="of:=MAX([.N9:.P9])" office:value-type="float" office:value="0.733333333333333" calcext:value-type="float">
            <text:p>0.733333333333333</text:p>
          </table:table-cell>
          <table:table-cell table:formula="of:=MIN([.N9:.P9])" office:value-type="float" office:value="0.415686274509804" calcext:value-type="float">
            <text:p>0.415686274509804</text:p>
          </table:table-cell>
          <table:table-cell table:formula="of:=[.K9]-[.L9]" office:value-type="float" office:value="0.317647058823529" calcext:value-type="float">
            <text:p>0.317647058823529</text:p>
          </table:table-cell>
          <table:table-cell table:formula="of:=[.A9]/255" office:value-type="float" office:value="0.733333333333333" calcext:value-type="float">
            <text:p>0.733333333333333</text:p>
          </table:table-cell>
          <table:table-cell table:formula="of:=[.B9]/255" office:value-type="float" office:value="0.592156862745098" calcext:value-type="float">
            <text:p>0.592156862745098</text:p>
          </table:table-cell>
          <table:table-cell table:formula="of:=[.C9]/255" office:value-type="float" office:value="0.415686274509804" calcext:value-type="float">
            <text:p>0.415686274509804</text:p>
          </table:table-cell>
          <table:table-cell table:formula="of:=60*(MOD(([.O9]-[.P9])/[.M9];6))" office:value-type="float" office:value="33.3333333333333" calcext:value-type="float">
            <text:p>33.3333333333333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66.666666666667" calcext:value-type="float">
            <text:p>266.6666666666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table:formula="of:=[.H10]" office:value-type="float" office:value="33.5593220338983" calcext:value-type="float">
            <text:p>33.6</text:p>
          </table:table-cell>
          <table:table-cell table:formula="of:=[.I10]" office:value-type="float" office:value="0.279620853080569" calcext:value-type="float">
            <text:p>0.2796</text:p>
          </table:table-cell>
          <table:table-cell table:formula="of:=[.J10]" office:value-type="float" office:value="0.413725490196078" calcext:value-type="float">
            <text:p>0.4137</text:p>
          </table:table-cell>
          <table:table-cell/>
          <table:table-cell table:formula="of:=IF(AND([.A10]&gt;=[.B10];[.A10]&gt;=[.C10]);[.Q10];IF([.B10]&gt;=[.C10];[.R10];[.S10]))" office:value-type="float" office:value="33.5593220338983" calcext:value-type="float">
            <text:p>33.5593220338983</text:p>
          </table:table-cell>
          <table:table-cell table:formula="of:=IF([.M10]=0;0;([.M10]/(1-ABS(2*[.J10]-1))))" office:value-type="float" office:value="0.279620853080569" calcext:value-type="float">
            <text:p>0.280</text:p>
          </table:table-cell>
          <table:table-cell table:formula="of:=([.K10]+[.L10])/2" office:value-type="float" office:value="0.413725490196078" calcext:value-type="float">
            <text:p>0.414</text:p>
          </table:table-cell>
          <table:table-cell table:formula="of:=MAX([.N10:.P10])" office:value-type="float" office:value="0.529411764705882" calcext:value-type="float">
            <text:p>0.529411764705882</text:p>
          </table:table-cell>
          <table:table-cell table:formula="of:=MIN([.N10:.P10])" office:value-type="float" office:value="0.298039215686274" calcext:value-type="float">
            <text:p>0.298039215686274</text:p>
          </table:table-cell>
          <table:table-cell table:formula="of:=[.K10]-[.L10]" office:value-type="float" office:value="0.231372549019608" calcext:value-type="float">
            <text:p>0.231372549019608</text:p>
          </table:table-cell>
          <table:table-cell table:formula="of:=[.A10]/255" office:value-type="float" office:value="0.529411764705882" calcext:value-type="float">
            <text:p>0.529411764705882</text:p>
          </table:table-cell>
          <table:table-cell table:formula="of:=[.B10]/255" office:value-type="float" office:value="0.427450980392157" calcext:value-type="float">
            <text:p>0.427450980392157</text:p>
          </table:table-cell>
          <table:table-cell table:formula="of:=[.C10]/255" office:value-type="float" office:value="0.298039215686274" calcext:value-type="float">
            <text:p>0.298039215686274</text:p>
          </table:table-cell>
          <table:table-cell table:formula="of:=60*(MOD(([.O10]-[.P10])/[.M10];6))" office:value-type="float" office:value="33.5593220338983" calcext:value-type="float">
            <text:p>33.5593220338983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66.440677966102" calcext:value-type="float">
            <text:p>266.44067796610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table:formula="of:=[.H11]" office:value-type="float" office:value="33.4615384615385" calcext:value-type="float">
            <text:p>33.5</text:p>
          </table:table-cell>
          <table:table-cell table:formula="of:=[.I11]" office:value-type="float" office:value="0.273684210526316" calcext:value-type="float">
            <text:p>0.2737</text:p>
          </table:table-cell>
          <table:table-cell table:formula="of:=[.J11]" office:value-type="float" office:value="0.372549019607843" calcext:value-type="float">
            <text:p>0.3725</text:p>
          </table:table-cell>
          <table:table-cell/>
          <table:table-cell table:formula="of:=IF(AND([.A11]&gt;=[.B11];[.A11]&gt;=[.C11]);[.Q11];IF([.B11]&gt;=[.C11];[.R11];[.S11]))" office:value-type="float" office:value="33.4615384615385" calcext:value-type="float">
            <text:p>33.4615384615385</text:p>
          </table:table-cell>
          <table:table-cell table:formula="of:=IF([.M11]=0;0;([.M11]/(1-ABS(2*[.J11]-1))))" office:value-type="float" office:value="0.273684210526316" calcext:value-type="float">
            <text:p>0.274</text:p>
          </table:table-cell>
          <table:table-cell table:formula="of:=([.K11]+[.L11])/2" office:value-type="float" office:value="0.372549019607843" calcext:value-type="float">
            <text:p>0.373</text:p>
          </table:table-cell>
          <table:table-cell table:formula="of:=MAX([.N11:.P11])" office:value-type="float" office:value="0.474509803921569" calcext:value-type="float">
            <text:p>0.474509803921569</text:p>
          </table:table-cell>
          <table:table-cell table:formula="of:=MIN([.N11:.P11])" office:value-type="float" office:value="0.270588235294118" calcext:value-type="float">
            <text:p>0.270588235294118</text:p>
          </table:table-cell>
          <table:table-cell table:formula="of:=[.K11]-[.L11]" office:value-type="float" office:value="0.203921568627451" calcext:value-type="float">
            <text:p>0.203921568627451</text:p>
          </table:table-cell>
          <table:table-cell table:formula="of:=[.A11]/255" office:value-type="float" office:value="0.474509803921569" calcext:value-type="float">
            <text:p>0.474509803921569</text:p>
          </table:table-cell>
          <table:table-cell table:formula="of:=[.B11]/255" office:value-type="float" office:value="0.384313725490196" calcext:value-type="float">
            <text:p>0.384313725490196</text:p>
          </table:table-cell>
          <table:table-cell table:formula="of:=[.C11]/255" office:value-type="float" office:value="0.270588235294118" calcext:value-type="float">
            <text:p>0.270588235294118</text:p>
          </table:table-cell>
          <table:table-cell table:formula="of:=60*(MOD(([.O11]-[.P11])/[.M11];6))" office:value-type="float" office:value="33.4615384615385" calcext:value-type="float">
            <text:p>33.4615384615385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266.538461538462" calcext:value-type="float">
            <text:p>266.538461538462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black spots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1" table:formula="of:=MIN([.A18:.A34])" office:value-type="float" office:value="21" calcext:value-type="float">
            <text:p>21</text:p>
          </table:table-cell>
          <table:table-cell table:style-name="ce1" table:formula="of:=MIN([.B18:.B34])" office:value-type="float" office:value="17" calcext:value-type="float">
            <text:p>17</text:p>
          </table:table-cell>
          <table:table-cell table:style-name="ce1" table:formula="of:=MIN([.C18:.C34])" office:value-type="float" office:value="17" calcext:value-type="float">
            <text:p>17</text:p>
          </table:table-cell>
          <table:table-cell table:formula="of:=MIN([.D18:.D34])" office:value-type="float" office:value="0" calcext:value-type="float">
            <text:p>0.0</text:p>
          </table:table-cell>
          <table:table-cell table:formula="of:=MIN([.E18:.E34])" office:value-type="float" office:value="0.105263157894737" calcext:value-type="float">
            <text:p>0.1053</text:p>
          </table:table-cell>
          <table:table-cell table:formula="of:=MIN([.F18:.F34])" office:value-type="float" office:value="0.0745098039215686" calcext:value-type="float">
            <text:p>0.0745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18:.A34])" office:value-type="float" office:value="208" calcext:value-type="float">
            <text:p>208</text:p>
          </table:table-cell>
          <table:table-cell table:style-name="ce1" table:formula="of:=MAX([.B18:.B34])" office:value-type="float" office:value="199" calcext:value-type="float">
            <text:p>199</text:p>
          </table:table-cell>
          <table:table-cell table:style-name="ce1" table:formula="of:=MAX([.C18:.C34])" office:value-type="float" office:value="185" calcext:value-type="float">
            <text:p>185</text:p>
          </table:table-cell>
          <table:table-cell table:formula="of:=MAX([.D18:.D34])" office:value-type="float" office:value="38.4" calcext:value-type="float">
            <text:p>38.4</text:p>
          </table:table-cell>
          <table:table-cell table:formula="of:=MAX([.E18:.E34])" office:value-type="float" office:value="0.209302325581395" calcext:value-type="float">
            <text:p>0.2093</text:p>
          </table:table-cell>
          <table:table-cell table:formula="of:=MAX([.F18:.F34])" office:value-type="float" office:value="0.770588235294118" calcext:value-type="float">
            <text:p>0.7706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H19]" office:value-type="float" office:value="0" calcext:value-type="float">
            <text:p>0.0</text:p>
          </table:table-cell>
          <table:table-cell table:formula="of:=[.I19]" office:value-type="float" office:value="0.105263157894737" calcext:value-type="float">
            <text:p>0.1053</text:p>
          </table:table-cell>
          <table:table-cell table:formula="of:=[.J19]" office:value-type="float" office:value="0.0745098039215686" calcext:value-type="float">
            <text:p>0.0745</text:p>
          </table:table-cell>
          <table:table-cell/>
          <table:table-cell table:formula="of:=IF(AND([.A19]&gt;=[.B19];[.A19]&gt;=[.C19]);[.Q19];IF([.B19]&gt;=[.C19];[.R19];[.S19]))" office:value-type="float" office:value="0" calcext:value-type="float">
            <text:p>0</text:p>
          </table:table-cell>
          <table:table-cell table:formula="of:=IF([.M19]=0;0;([.M19]/(1-ABS(2*[.J19]-1))))" office:value-type="float" office:value="0.105263157894737" calcext:value-type="float">
            <text:p>0.105</text:p>
          </table:table-cell>
          <table:table-cell table:formula="of:=([.K19]+[.L19])/2" office:value-type="float" office:value="0.0745098039215686" calcext:value-type="float">
            <text:p>0.075</text:p>
          </table:table-cell>
          <table:table-cell table:formula="of:=MAX([.N19:.P19])" office:value-type="float" office:value="0.0823529411764706" calcext:value-type="float">
            <text:p>0.082352941176471</text:p>
          </table:table-cell>
          <table:table-cell table:formula="of:=MIN([.N19:.P19])" office:value-type="float" office:value="0.0666666666666667" calcext:value-type="float">
            <text:p>0.066666666666667</text:p>
          </table:table-cell>
          <table:table-cell table:formula="of:=[.K19]-[.L19]" office:value-type="float" office:value="0.0156862745098039" calcext:value-type="float">
            <text:p>0.015686274509804</text:p>
          </table:table-cell>
          <table:table-cell table:formula="of:=[.A19]/255" office:value-type="float" office:value="0.0823529411764706" calcext:value-type="float">
            <text:p>0.082352941176471</text:p>
          </table:table-cell>
          <table:table-cell table:formula="of:=[.B19]/255" office:value-type="float" office:value="0.0666666666666667" calcext:value-type="float">
            <text:p>0.066666666666667</text:p>
          </table:table-cell>
          <table:table-cell table:formula="of:=[.C19]/255" office:value-type="float" office:value="0.0666666666666667" calcext:value-type="float">
            <text:p>0.066666666666667</text:p>
          </table:table-cell>
          <table:table-cell table:formula="of:=60*(MOD(([.O19]-[.P19])/[.M19];6))" office:value-type="float" office:value="0" calcext:value-type="float">
            <text:p>0</text:p>
          </table:table-cell>
          <table:table-cell table:formula="of:=60*((([.P19]-[.N19])/[.M19])+2)" office:value-type="float" office:value="60" calcext:value-type="float">
            <text:p>60</text:p>
          </table:table-cell>
          <table:table-cell table:formula="of:=60*((([.N19]-[.O19])/[.M19])+4)" office:value-type="float" office:value="300" calcext:value-type="float">
            <text:p>30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white spots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1" table:formula="of:=MIN([.A26:.A42])" office:value-type="float" office:value="155" calcext:value-type="float">
            <text:p>155</text:p>
          </table:table-cell>
          <table:table-cell table:style-name="ce1" table:formula="of:=MIN([.B26:.B42])" office:value-type="float" office:value="143" calcext:value-type="float">
            <text:p>143</text:p>
          </table:table-cell>
          <table:table-cell table:style-name="ce1" table:formula="of:=MIN([.C26:.C42])" office:value-type="float" office:value="123" calcext:value-type="float">
            <text:p>123</text:p>
          </table:table-cell>
          <table:table-cell table:formula="of:=MIN([.D26:.D42])" office:value-type="float" office:value="36.5217391304348" calcext:value-type="float">
            <text:p>36.5</text:p>
          </table:table-cell>
          <table:table-cell table:formula="of:=MIN([.E26:.E42])" office:value-type="float" office:value="0.137931034482759" calcext:value-type="float">
            <text:p>0.1379</text:p>
          </table:table-cell>
          <table:table-cell table:formula="of:=MIN([.F26:.F42])" office:value-type="float" office:value="0.545098039215686" calcext:value-type="float">
            <text:p>0.5451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26:.A42])" office:value-type="float" office:value="208" calcext:value-type="float">
            <text:p>208</text:p>
          </table:table-cell>
          <table:table-cell table:style-name="ce1" table:formula="of:=MAX([.B26:.B42])" office:value-type="float" office:value="199" calcext:value-type="float">
            <text:p>199</text:p>
          </table:table-cell>
          <table:table-cell table:style-name="ce1" table:formula="of:=MAX([.C26:.C42])" office:value-type="float" office:value="185" calcext:value-type="float">
            <text:p>185</text:p>
          </table:table-cell>
          <table:table-cell table:formula="of:=MAX([.D26:.D42])" office:value-type="float" office:value="38.4" calcext:value-type="float">
            <text:p>38.4</text:p>
          </table:table-cell>
          <table:table-cell table:formula="of:=MAX([.E26:.E42])" office:value-type="float" office:value="0.209302325581395" calcext:value-type="float">
            <text:p>0.2093</text:p>
          </table:table-cell>
          <table:table-cell table:formula="of:=MAX([.F26:.F42])" office:value-type="float" office:value="0.770588235294118" calcext:value-type="float">
            <text:p>0.7706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table:formula="of:=[.H27]" office:value-type="float" office:value="38.1818181818182" calcext:value-type="float">
            <text:p>38.2</text:p>
          </table:table-cell>
          <table:table-cell table:formula="of:=[.I27]" office:value-type="float" office:value="0.156398104265403" calcext:value-type="float">
            <text:p>0.1564</text:p>
          </table:table-cell>
          <table:table-cell table:formula="of:=[.J27]" office:value-type="float" office:value="0.586274509803922" calcext:value-type="float">
            <text:p>0.5863</text:p>
          </table:table-cell>
          <table:table-cell/>
          <table:table-cell table:formula="of:=IF(AND([.A27]&gt;=[.B27];[.A27]&gt;=[.C27]);[.Q27];IF([.B27]&gt;=[.C27];[.R27];[.S27]))" office:value-type="float" office:value="38.1818181818182" calcext:value-type="float">
            <text:p>38.1818181818182</text:p>
          </table:table-cell>
          <table:table-cell table:formula="of:=IF([.M27]=0;0;([.M27]/(1-ABS(2*[.J27]-1))))" office:value-type="float" office:value="0.156398104265403" calcext:value-type="float">
            <text:p>0.156</text:p>
          </table:table-cell>
          <table:table-cell table:formula="of:=([.K27]+[.L27])/2" office:value-type="float" office:value="0.586274509803922" calcext:value-type="float">
            <text:p>0.586</text:p>
          </table:table-cell>
          <table:table-cell table:formula="of:=MAX([.N27:.P27])" office:value-type="float" office:value="0.650980392156863" calcext:value-type="float">
            <text:p>0.650980392156863</text:p>
          </table:table-cell>
          <table:table-cell table:formula="of:=MIN([.N27:.P27])" office:value-type="float" office:value="0.52156862745098" calcext:value-type="float">
            <text:p>0.52156862745098</text:p>
          </table:table-cell>
          <table:table-cell table:formula="of:=[.K27]-[.L27]" office:value-type="float" office:value="0.129411764705882" calcext:value-type="float">
            <text:p>0.129411764705882</text:p>
          </table:table-cell>
          <table:table-cell table:formula="of:=[.A27]/255" office:value-type="float" office:value="0.650980392156863" calcext:value-type="float">
            <text:p>0.650980392156863</text:p>
          </table:table-cell>
          <table:table-cell table:formula="of:=[.B27]/255" office:value-type="float" office:value="0.603921568627451" calcext:value-type="float">
            <text:p>0.603921568627451</text:p>
          </table:table-cell>
          <table:table-cell table:formula="of:=[.C27]/255" office:value-type="float" office:value="0.52156862745098" calcext:value-type="float">
            <text:p>0.52156862745098</text:p>
          </table:table-cell>
          <table:table-cell table:formula="of:=60*(MOD(([.O27]-[.P27])/[.M27];6))" office:value-type="float" office:value="38.1818181818182" calcext:value-type="float">
            <text:p>38.1818181818182</text:p>
          </table:table-cell>
          <table:table-cell table:formula="of:=60*((([.P27]-[.N27])/[.M27])+2)" office:value-type="float" office:value="60" calcext:value-type="float">
            <text:p>60</text:p>
          </table:table-cell>
          <table:table-cell table:formula="of:=60*((([.N27]-[.O27])/[.M27])+4)" office:value-type="float" office:value="261.818181818182" calcext:value-type="float">
            <text:p>261.81818181818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table:formula="of:=[.H28]" office:value-type="float" office:value="38.1818181818182" calcext:value-type="float">
            <text:p>38.2</text:p>
          </table:table-cell>
          <table:table-cell table:formula="of:=[.I28]" office:value-type="float" office:value="0.146666666666667" calcext:value-type="float">
            <text:p>0.1467</text:p>
          </table:table-cell>
          <table:table-cell table:formula="of:=[.J28]" office:value-type="float" office:value="0.558823529411765" calcext:value-type="float">
            <text:p>0.5588</text:p>
          </table:table-cell>
          <table:table-cell/>
          <table:table-cell table:formula="of:=IF(AND([.A28]&gt;=[.B28];[.A28]&gt;=[.C28]);[.Q28];IF([.B28]&gt;=[.C28];[.R28];[.S28]))" office:value-type="float" office:value="38.1818181818182" calcext:value-type="float">
            <text:p>38.1818181818182</text:p>
          </table:table-cell>
          <table:table-cell table:formula="of:=IF([.M28]=0;0;([.M28]/(1-ABS(2*[.J28]-1))))" office:value-type="float" office:value="0.146666666666667" calcext:value-type="float">
            <text:p>0.147</text:p>
          </table:table-cell>
          <table:table-cell table:formula="of:=([.K28]+[.L28])/2" office:value-type="float" office:value="0.558823529411765" calcext:value-type="float">
            <text:p>0.559</text:p>
          </table:table-cell>
          <table:table-cell table:formula="of:=MAX([.N28:.P28])" office:value-type="float" office:value="0.623529411764706" calcext:value-type="float">
            <text:p>0.623529411764706</text:p>
          </table:table-cell>
          <table:table-cell table:formula="of:=MIN([.N28:.P28])" office:value-type="float" office:value="0.494117647058824" calcext:value-type="float">
            <text:p>0.494117647058824</text:p>
          </table:table-cell>
          <table:table-cell table:formula="of:=[.K28]-[.L28]" office:value-type="float" office:value="0.129411764705882" calcext:value-type="float">
            <text:p>0.129411764705882</text:p>
          </table:table-cell>
          <table:table-cell table:formula="of:=[.A28]/255" office:value-type="float" office:value="0.623529411764706" calcext:value-type="float">
            <text:p>0.623529411764706</text:p>
          </table:table-cell>
          <table:table-cell table:formula="of:=[.B28]/255" office:value-type="float" office:value="0.576470588235294" calcext:value-type="float">
            <text:p>0.576470588235294</text:p>
          </table:table-cell>
          <table:table-cell table:formula="of:=[.C28]/255" office:value-type="float" office:value="0.494117647058824" calcext:value-type="float">
            <text:p>0.494117647058824</text:p>
          </table:table-cell>
          <table:table-cell table:formula="of:=60*(MOD(([.O28]-[.P28])/[.M28];6))" office:value-type="float" office:value="38.1818181818182" calcext:value-type="float">
            <text:p>38.1818181818182</text:p>
          </table:table-cell>
          <table:table-cell table:formula="of:=60*((([.P28]-[.N28])/[.M28])+2)" office:value-type="float" office:value="60" calcext:value-type="float">
            <text:p>60</text:p>
          </table:table-cell>
          <table:table-cell table:formula="of:=60*((([.N28]-[.O28])/[.M28])+4)" office:value-type="float" office:value="261.818181818182" calcext:value-type="float">
            <text:p>261.81818181818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table:formula="of:=[.H29]" office:value-type="float" office:value="36.6666666666667" calcext:value-type="float">
            <text:p>36.7</text:p>
          </table:table-cell>
          <table:table-cell table:formula="of:=[.I29]" office:value-type="float" office:value="0.191489361702128" calcext:value-type="float">
            <text:p>0.1915</text:p>
          </table:table-cell>
          <table:table-cell table:formula="of:=[.J29]" office:value-type="float" office:value="0.631372549019608" calcext:value-type="float">
            <text:p>0.6314</text:p>
          </table:table-cell>
          <table:table-cell/>
          <table:table-cell table:formula="of:=IF(AND([.A29]&gt;=[.B29];[.A29]&gt;=[.C29]);[.Q29];IF([.B29]&gt;=[.C29];[.R29];[.S29]))" office:value-type="float" office:value="36.6666666666667" calcext:value-type="float">
            <text:p>36.6666666666667</text:p>
          </table:table-cell>
          <table:table-cell table:formula="of:=IF([.M29]=0;0;([.M29]/(1-ABS(2*[.J29]-1))))" office:value-type="float" office:value="0.191489361702128" calcext:value-type="float">
            <text:p>0.191</text:p>
          </table:table-cell>
          <table:table-cell table:formula="of:=([.K29]+[.L29])/2" office:value-type="float" office:value="0.631372549019608" calcext:value-type="float">
            <text:p>0.631</text:p>
          </table:table-cell>
          <table:table-cell table:formula="of:=MAX([.N29:.P29])" office:value-type="float" office:value="0.701960784313725" calcext:value-type="float">
            <text:p>0.701960784313725</text:p>
          </table:table-cell>
          <table:table-cell table:formula="of:=MIN([.N29:.P29])" office:value-type="float" office:value="0.56078431372549" calcext:value-type="float">
            <text:p>0.56078431372549</text:p>
          </table:table-cell>
          <table:table-cell table:formula="of:=[.K29]-[.L29]" office:value-type="float" office:value="0.141176470588235" calcext:value-type="float">
            <text:p>0.141176470588235</text:p>
          </table:table-cell>
          <table:table-cell table:formula="of:=[.A29]/255" office:value-type="float" office:value="0.701960784313725" calcext:value-type="float">
            <text:p>0.701960784313725</text:p>
          </table:table-cell>
          <table:table-cell table:formula="of:=[.B29]/255" office:value-type="float" office:value="0.647058823529412" calcext:value-type="float">
            <text:p>0.647058823529412</text:p>
          </table:table-cell>
          <table:table-cell table:formula="of:=[.C29]/255" office:value-type="float" office:value="0.56078431372549" calcext:value-type="float">
            <text:p>0.56078431372549</text:p>
          </table:table-cell>
          <table:table-cell table:formula="of:=60*(MOD(([.O29]-[.P29])/[.M29];6))" office:value-type="float" office:value="36.6666666666667" calcext:value-type="float">
            <text:p>36.6666666666667</text:p>
          </table:table-cell>
          <table:table-cell table:formula="of:=60*((([.P29]-[.N29])/[.M29])+2)" office:value-type="float" office:value="60" calcext:value-type="float">
            <text:p>60</text:p>
          </table:table-cell>
          <table:table-cell table:formula="of:=60*((([.N29]-[.O29])/[.M29])+4)" office:value-type="float" office:value="263.333333333333" calcext:value-type="float">
            <text:p>263.33333333333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177" calcext:value-type="float">
            <text:p>177</text:p>
          </table:table-cell>
          <table:table-cell table:formula="of:=[.H30]" office:value-type="float" office:value="37.7777777777777" calcext:value-type="float">
            <text:p>37.8</text:p>
          </table:table-cell>
          <table:table-cell table:formula="of:=[.I30]" office:value-type="float" office:value="0.209302325581395" calcext:value-type="float">
            <text:p>0.2093</text:p>
          </table:table-cell>
          <table:table-cell table:formula="of:=[.J30]" office:value-type="float" office:value="0.747058823529412" calcext:value-type="float">
            <text:p>0.7471</text:p>
          </table:table-cell>
          <table:table-cell/>
          <table:table-cell table:formula="of:=IF(AND([.A30]&gt;=[.B30];[.A30]&gt;=[.C30]);[.Q30];IF([.B30]&gt;=[.C30];[.R30];[.S30]))" office:value-type="float" office:value="37.7777777777777" calcext:value-type="float">
            <text:p>37.7777777777777</text:p>
          </table:table-cell>
          <table:table-cell table:formula="of:=IF([.M30]=0;0;([.M30]/(1-ABS(2*[.J30]-1))))" office:value-type="float" office:value="0.209302325581395" calcext:value-type="float">
            <text:p>0.209</text:p>
          </table:table-cell>
          <table:table-cell table:formula="of:=([.K30]+[.L30])/2" office:value-type="float" office:value="0.747058823529412" calcext:value-type="float">
            <text:p>0.747</text:p>
          </table:table-cell>
          <table:table-cell table:formula="of:=MAX([.N30:.P30])" office:value-type="float" office:value="0.8" calcext:value-type="float">
            <text:p>0.8</text:p>
          </table:table-cell>
          <table:table-cell table:formula="of:=MIN([.N30:.P30])" office:value-type="float" office:value="0.694117647058823" calcext:value-type="float">
            <text:p>0.694117647058823</text:p>
          </table:table-cell>
          <table:table-cell table:formula="of:=[.K30]-[.L30]" office:value-type="float" office:value="0.105882352941177" calcext:value-type="float">
            <text:p>0.105882352941177</text:p>
          </table:table-cell>
          <table:table-cell table:formula="of:=[.A30]/255" office:value-type="float" office:value="0.8" calcext:value-type="float">
            <text:p>0.8</text:p>
          </table:table-cell>
          <table:table-cell table:formula="of:=[.B30]/255" office:value-type="float" office:value="0.76078431372549" calcext:value-type="float">
            <text:p>0.76078431372549</text:p>
          </table:table-cell>
          <table:table-cell table:formula="of:=[.C30]/255" office:value-type="float" office:value="0.694117647058823" calcext:value-type="float">
            <text:p>0.694117647058823</text:p>
          </table:table-cell>
          <table:table-cell table:formula="of:=60*(MOD(([.O30]-[.P30])/[.M30];6))" office:value-type="float" office:value="37.7777777777777" calcext:value-type="float">
            <text:p>37.7777777777777</text:p>
          </table:table-cell>
          <table:table-cell table:formula="of:=60*((([.P30]-[.N30])/[.M30])+2)" office:value-type="float" office:value="60" calcext:value-type="float">
            <text:p>60</text:p>
          </table:table-cell>
          <table:table-cell table:formula="of:=60*((([.N30]-[.O30])/[.M30])+4)" office:value-type="float" office:value="262.222222222222" calcext:value-type="float">
            <text:p>262.22222222222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185" calcext:value-type="float">
            <text:p>185</text:p>
          </table:table-cell>
          <table:table-cell table:formula="of:=[.H31]" office:value-type="float" office:value="36.5217391304348" calcext:value-type="float">
            <text:p>36.5</text:p>
          </table:table-cell>
          <table:table-cell table:formula="of:=[.I31]" office:value-type="float" office:value="0.196581196581197" calcext:value-type="float">
            <text:p>0.1966</text:p>
          </table:table-cell>
          <table:table-cell table:formula="of:=[.J31]" office:value-type="float" office:value="0.770588235294118" calcext:value-type="float">
            <text:p>0.7706</text:p>
          </table:table-cell>
          <table:table-cell/>
          <table:table-cell table:formula="of:=IF(AND([.A31]&gt;=[.B31];[.A31]&gt;=[.C31]);[.Q31];IF([.B31]&gt;=[.C31];[.R31];[.S31]))" office:value-type="float" office:value="36.5217391304348" calcext:value-type="float">
            <text:p>36.5217391304348</text:p>
          </table:table-cell>
          <table:table-cell table:formula="of:=IF([.M31]=0;0;([.M31]/(1-ABS(2*[.J31]-1))))" office:value-type="float" office:value="0.196581196581197" calcext:value-type="float">
            <text:p>0.197</text:p>
          </table:table-cell>
          <table:table-cell table:formula="of:=([.K31]+[.L31])/2" office:value-type="float" office:value="0.770588235294118" calcext:value-type="float">
            <text:p>0.771</text:p>
          </table:table-cell>
          <table:table-cell table:formula="of:=MAX([.N31:.P31])" office:value-type="float" office:value="0.815686274509804" calcext:value-type="float">
            <text:p>0.815686274509804</text:p>
          </table:table-cell>
          <table:table-cell table:formula="of:=MIN([.N31:.P31])" office:value-type="float" office:value="0.725490196078431" calcext:value-type="float">
            <text:p>0.725490196078431</text:p>
          </table:table-cell>
          <table:table-cell table:formula="of:=[.K31]-[.L31]" office:value-type="float" office:value="0.0901960784313726" calcext:value-type="float">
            <text:p>0.090196078431373</text:p>
          </table:table-cell>
          <table:table-cell table:formula="of:=[.A31]/255" office:value-type="float" office:value="0.815686274509804" calcext:value-type="float">
            <text:p>0.815686274509804</text:p>
          </table:table-cell>
          <table:table-cell table:formula="of:=[.B31]/255" office:value-type="float" office:value="0.780392156862745" calcext:value-type="float">
            <text:p>0.780392156862745</text:p>
          </table:table-cell>
          <table:table-cell table:formula="of:=[.C31]/255" office:value-type="float" office:value="0.725490196078431" calcext:value-type="float">
            <text:p>0.725490196078431</text:p>
          </table:table-cell>
          <table:table-cell table:formula="of:=60*(MOD(([.O31]-[.P31])/[.M31];6))" office:value-type="float" office:value="36.5217391304348" calcext:value-type="float">
            <text:p>36.5217391304348</text:p>
          </table:table-cell>
          <table:table-cell table:formula="of:=60*((([.P31]-[.N31])/[.M31])+2)" office:value-type="float" office:value="60" calcext:value-type="float">
            <text:p>60</text:p>
          </table:table-cell>
          <table:table-cell table:formula="of:=60*((([.N31]-[.O31])/[.M31])+4)" office:value-type="float" office:value="263.478260869565" calcext:value-type="float">
            <text:p>263.47826086956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123" calcext:value-type="float">
            <text:p>123</text:p>
          </table:table-cell>
          <table:table-cell table:formula="of:=[.H32]" office:value-type="float" office:value="37.5" calcext:value-type="float">
            <text:p>37.5</text:p>
          </table:table-cell>
          <table:table-cell table:formula="of:=[.I32]" office:value-type="float" office:value="0.137931034482759" calcext:value-type="float">
            <text:p>0.1379</text:p>
          </table:table-cell>
          <table:table-cell table:formula="of:=[.J32]" office:value-type="float" office:value="0.545098039215686" calcext:value-type="float">
            <text:p>0.5451</text:p>
          </table:table-cell>
          <table:table-cell/>
          <table:table-cell table:formula="of:=IF(AND([.A32]&gt;=[.B32];[.A32]&gt;=[.C32]);[.Q32];IF([.B32]&gt;=[.C32];[.R32];[.S32]))" office:value-type="float" office:value="37.5" calcext:value-type="float">
            <text:p>37.5</text:p>
          </table:table-cell>
          <table:table-cell table:formula="of:=IF([.M32]=0;0;([.M32]/(1-ABS(2*[.J32]-1))))" office:value-type="float" office:value="0.137931034482759" calcext:value-type="float">
            <text:p>0.138</text:p>
          </table:table-cell>
          <table:table-cell table:formula="of:=([.K32]+[.L32])/2" office:value-type="float" office:value="0.545098039215686" calcext:value-type="float">
            <text:p>0.545</text:p>
          </table:table-cell>
          <table:table-cell table:formula="of:=MAX([.N32:.P32])" office:value-type="float" office:value="0.607843137254902" calcext:value-type="float">
            <text:p>0.607843137254902</text:p>
          </table:table-cell>
          <table:table-cell table:formula="of:=MIN([.N32:.P32])" office:value-type="float" office:value="0.482352941176471" calcext:value-type="float">
            <text:p>0.482352941176471</text:p>
          </table:table-cell>
          <table:table-cell table:formula="of:=[.K32]-[.L32]" office:value-type="float" office:value="0.125490196078431" calcext:value-type="float">
            <text:p>0.125490196078431</text:p>
          </table:table-cell>
          <table:table-cell table:formula="of:=[.A32]/255" office:value-type="float" office:value="0.607843137254902" calcext:value-type="float">
            <text:p>0.607843137254902</text:p>
          </table:table-cell>
          <table:table-cell table:formula="of:=[.B32]/255" office:value-type="float" office:value="0.56078431372549" calcext:value-type="float">
            <text:p>0.56078431372549</text:p>
          </table:table-cell>
          <table:table-cell table:formula="of:=[.C32]/255" office:value-type="float" office:value="0.482352941176471" calcext:value-type="float">
            <text:p>0.482352941176471</text:p>
          </table:table-cell>
          <table:table-cell table:formula="of:=60*(MOD(([.O32]-[.P32])/[.M32];6))" office:value-type="float" office:value="37.5" calcext:value-type="float">
            <text:p>37.5</text:p>
          </table:table-cell>
          <table:table-cell table:formula="of:=60*((([.P32]-[.N32])/[.M32])+2)" office:value-type="float" office:value="60" calcext:value-type="float">
            <text:p>60</text:p>
          </table:table-cell>
          <table:table-cell table:formula="of:=60*((([.N32]-[.O32])/[.M32])+4)" office:value-type="float" office:value="262.5" calcext:value-type="float">
            <text:p>262.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office:value-type="float" office:value="182" calcext:value-type="float">
            <text:p>182</text:p>
          </table:table-cell>
          <table:table-cell table:formula="of:=[.H33]" office:value-type="float" office:value="38.4" calcext:value-type="float">
            <text:p>38.4</text:p>
          </table:table-cell>
          <table:table-cell table:formula="of:=[.I33]" office:value-type="float" office:value="0.206611570247934" calcext:value-type="float">
            <text:p>0.2066</text:p>
          </table:table-cell>
          <table:table-cell table:formula="of:=[.J33]" office:value-type="float" office:value="0.762745098039216" calcext:value-type="float">
            <text:p>0.7627</text:p>
          </table:table-cell>
          <table:table-cell/>
          <table:table-cell table:formula="of:=IF(AND([.A33]&gt;=[.B33];[.A33]&gt;=[.C33]);[.Q33];IF([.B33]&gt;=[.C33];[.R33];[.S33]))" office:value-type="float" office:value="38.4" calcext:value-type="float">
            <text:p>38.4</text:p>
          </table:table-cell>
          <table:table-cell table:formula="of:=IF([.M33]=0;0;([.M33]/(1-ABS(2*[.J33]-1))))" office:value-type="float" office:value="0.206611570247934" calcext:value-type="float">
            <text:p>0.207</text:p>
          </table:table-cell>
          <table:table-cell table:formula="of:=([.K33]+[.L33])/2" office:value-type="float" office:value="0.762745098039216" calcext:value-type="float">
            <text:p>0.763</text:p>
          </table:table-cell>
          <table:table-cell table:formula="of:=MAX([.N33:.P33])" office:value-type="float" office:value="0.811764705882353" calcext:value-type="float">
            <text:p>0.811764705882353</text:p>
          </table:table-cell>
          <table:table-cell table:formula="of:=MIN([.N33:.P33])" office:value-type="float" office:value="0.713725490196078" calcext:value-type="float">
            <text:p>0.713725490196078</text:p>
          </table:table-cell>
          <table:table-cell table:formula="of:=[.K33]-[.L33]" office:value-type="float" office:value="0.0980392156862745" calcext:value-type="float">
            <text:p>0.098039215686275</text:p>
          </table:table-cell>
          <table:table-cell table:formula="of:=[.A33]/255" office:value-type="float" office:value="0.811764705882353" calcext:value-type="float">
            <text:p>0.811764705882353</text:p>
          </table:table-cell>
          <table:table-cell table:formula="of:=[.B33]/255" office:value-type="float" office:value="0.776470588235294" calcext:value-type="float">
            <text:p>0.776470588235294</text:p>
          </table:table-cell>
          <table:table-cell table:formula="of:=[.C33]/255" office:value-type="float" office:value="0.713725490196078" calcext:value-type="float">
            <text:p>0.713725490196078</text:p>
          </table:table-cell>
          <table:table-cell table:formula="of:=60*(MOD(([.O33]-[.P33])/[.M33];6))" office:value-type="float" office:value="38.4" calcext:value-type="float">
            <text:p>38.4</text:p>
          </table:table-cell>
          <table:table-cell table:formula="of:=60*((([.P33]-[.N33])/[.M33])+2)" office:value-type="float" office:value="60" calcext:value-type="float">
            <text:p>60</text:p>
          </table:table-cell>
          <table:table-cell table:formula="of:=60*((([.N33]-[.O33])/[.M33])+4)" office:value-type="float" office:value="261.6" calcext:value-type="float">
            <text:p>26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20" loext:min-decimal-places="20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2:10:48.7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18-07-11T12:35:00.360000000</dc:date>
    <meta:editing-duration>PT1M41S</meta:editing-duration>
    <meta:editing-cycles>1</meta:editing-cycles>
    <meta:document-statistic meta:table-count="3" meta:cell-count="779" meta:object-count="0"/>
  </office:meta>
</office:document-meta>
</file>